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measure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断面線">
      <style:graphic-properties draw:textarea-horizontal-align="center" draw:textarea-vertical-align="middle"/>
    </style:style>
    <style:style style:name="gr4" style:family="graphic" style:parent-style-name="一般">
      <style:graphic-properties draw:textarea-horizontal-align="center" draw:textarea-vertical-align="middle"/>
    </style:style>
    <style:style style:name="gr5" style:family="graphic" style:parent-style-name="その他点線">
      <style:graphic-properties draw:textarea-horizontal-align="center" draw:textarea-vertical-align="middle"/>
    </style:style>
    <style:style style:name="gr6" style:family="graphic" style:parent-style-name="一般">
      <style:graphic-properties draw:textarea-horizontal-align="justify" draw:textarea-vertical-align="middle" draw:auto-grow-height="false"/>
    </style:style>
    <style:style style:name="gr7" style:family="graphic" style:parent-style-name="一般">
      <style:graphic-properties draw:fill="none" draw:textarea-horizontal-align="center" draw:textarea-vertical-align="middle"/>
    </style:style>
    <style:style style:name="gr8" style:family="graphic" style:parent-style-name="長い点線">
      <style:graphic-properties draw:textarea-horizontal-align="center" draw:textarea-vertical-align="middle"/>
    </style:style>
    <style:style style:name="gr9" style:family="graphic" style:parent-style-name="ゾーン">
      <style:graphic-properties draw:textarea-horizontal-align="center" draw:textarea-vertical-align="middle"/>
    </style:style>
    <style:style style:name="gr10" style:family="graphic" style:parent-style-name="ゾーン">
      <style:graphic-properties draw:stroke="none" svg:stroke-color="#000000" draw:fill="none" draw:fill-color="#ffffff" fo:min-height="0.375cm"/>
    </style:style>
    <style:style style:name="gr11" style:family="graphic" style:parent-style-name="ゾーン">
      <style:graphic-properties draw:stroke="none" svg:stroke-color="#000000" draw:fill="none" draw:fill-color="#ffffff" fo:min-height="0.238cm"/>
    </style:style>
    <style:style style:name="gr12" style:family="graphic" style:parent-style-name="ゾーン">
      <style:graphic-properties draw:textarea-horizontal-align="center"/>
    </style:style>
    <style:style style:name="gr13" style:family="graphic" style:parent-style-name="ゾーン">
      <style:graphic-properties draw:stroke="none" svg:stroke-color="#000000" draw:fill="none" draw:fill-color="#ffffff" fo:min-height="0.675cm"/>
    </style:style>
    <style:style style:name="gr14" style:family="graphic" style:parent-style-name="ゾーン">
      <style:graphic-properties draw:stroke="none" svg:stroke-color="#000000" draw:fill="none" draw:fill-color="#ffffff" fo:min-height="0.225cm"/>
    </style:style>
    <style:style style:name="gr15" style:family="graphic" style:parent-style-name="数値">
      <style:graphic-properties fo:min-height="0.6cm"/>
    </style:style>
    <style:style style:name="gr16" style:family="graphic" style:parent-style-name="数値">
      <style:graphic-properties fo:min-height="0.5cm"/>
    </style:style>
    <style:style style:name="gr17" style:family="graphic" style:parent-style-name="床">
      <style:graphic-properties fo:min-height="0.65cm"/>
    </style:style>
    <style:style style:name="gr18" style:family="graphic" style:parent-style-name="床">
      <style:graphic-properties fo:min-height="0.45cm"/>
    </style:style>
    <style:style style:name="gr19" style:family="graphic" style:parent-style-name="外壁">
      <style:graphic-properties fo:min-height="0.65cm"/>
    </style:style>
    <style:style style:name="gr20" style:family="graphic" style:parent-style-name="外壁">
      <style:graphic-properties fo:min-height="0.5cm"/>
    </style:style>
    <style:style style:name="gr21" style:family="graphic" style:parent-style-name="外壁">
      <style:graphic-properties fo:min-height="0.35cm"/>
    </style:style>
    <style:style style:name="gr22" style:family="graphic" style:parent-style-name="窓">
      <style:graphic-properties fo:min-height="0.65cm"/>
    </style:style>
    <style:style style:name="gr23" style:family="graphic" style:parent-style-name="天井">
      <style:graphic-properties fo:min-height="0.65cm"/>
    </style:style>
    <style:style style:name="gr24" style:family="graphic" style:parent-style-name="内壁">
      <style:graphic-properties fo:min-height="0.65cm"/>
    </style:style>
    <style:style style:name="gr25" style:family="graphic" style:parent-style-name="扉">
      <style:graphic-properties fo:min-height="0.65cm"/>
    </style:style>
    <style:style style:name="gr26" style:family="graphic" style:parent-style-name="換気経路">
      <style:graphic-properties draw:textarea-horizontal-align="justify" draw:textarea-vertical-align="middle" draw:auto-grow-height="false"/>
    </style:style>
    <style:style style:name="gr27" style:family="graphic" style:parent-style-name="換気量">
      <style:graphic-properties svg:stroke-color="#000000" draw:fill-color="#ffffff" fo:min-height="0.575cm"/>
    </style:style>
    <style:style style:name="P1" style:family="paragraph">
      <style:paragraph-properties fo:text-align="center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measurelines" svg:x1="6cm" svg:y1="2cm" svg:x2="12.4cm" svg:y2="2cm">
          <text:p/>
        </draw:line>
        <draw:line draw:style-name="gr1" draw:text-style-name="P1" draw:layer="measurelines" svg:x1="12.4cm" svg:y1="2cm" svg:x2="14.2cm" svg:y2="2cm">
          <text:p/>
        </draw:line>
        <draw:line draw:style-name="gr1" draw:text-style-name="P1" draw:layer="measurelines" svg:x1="14.2cm" svg:y1="2cm" svg:x2="17.8cm" svg:y2="2cm">
          <text:p/>
        </draw:line>
        <draw:line draw:style-name="gr1" draw:text-style-name="P1" draw:layer="measurelines" svg:x1="17.8cm" svg:y1="2cm" svg:x2="23.2cm" svg:y2="2cm">
          <text:p/>
        </draw:line>
        <draw:line draw:style-name="gr2" draw:text-style-name="P1" draw:layer="measurelines" svg:x1="12.4cm" svg:y1="1.9cm" svg:x2="12.4cm" svg:y2="2.7cm">
          <text:p/>
        </draw:line>
        <draw:line draw:style-name="gr2" draw:text-style-name="P1" draw:layer="measurelines" svg:x1="14.2cm" svg:y1="1.9cm" svg:x2="14.2cm" svg:y2="2.7cm">
          <text:p/>
        </draw:line>
        <draw:line draw:style-name="gr2" draw:text-style-name="P1" draw:layer="measurelines" svg:x1="17.8cm" svg:y1="1.9cm" svg:x2="17.8cm" svg:y2="2.7cm">
          <text:p/>
        </draw:line>
        <draw:line draw:style-name="gr2" draw:text-style-name="P1" draw:layer="measurelines" svg:x1="6cm" svg:y1="1.9cm" svg:x2="6cm" svg:y2="2.7cm">
          <text:p/>
        </draw:line>
        <draw:line draw:style-name="gr2" draw:text-style-name="P1" draw:layer="measurelines" svg:x1="23.2cm" svg:y1="1.9cm" svg:x2="23.2cm" svg:y2="2.7cm">
          <text:p/>
        </draw:line>
        <draw:line draw:style-name="gr1" draw:text-style-name="P1" draw:layer="measurelines" svg:x1="4cm" svg:y1="4cm" svg:x2="4cm" svg:y2="10.4cm">
          <text:p/>
        </draw:line>
        <draw:line draw:style-name="gr2" draw:text-style-name="P1" draw:layer="measurelines" svg:x1="3.9cm" svg:y1="4cm" svg:x2="4.7cm" svg:y2="4cm">
          <text:p/>
        </draw:line>
        <draw:line draw:style-name="gr2" draw:text-style-name="P1" draw:layer="measurelines" svg:x1="3.9cm" svg:y1="10.4cm" svg:x2="4.7cm" svg:y2="10.4cm">
          <text:p/>
        </draw:line>
        <draw:line draw:style-name="gr1" draw:text-style-name="P1" draw:layer="measurelines" svg:x1="4cm" svg:y1="10.4cm" svg:x2="4cm" svg:y2="18.6cm">
          <text:p/>
        </draw:line>
        <draw:line draw:style-name="gr2" draw:text-style-name="P1" draw:layer="measurelines" svg:x1="3.9cm" svg:y1="18.6cm" svg:x2="4.7cm" svg:y2="18.6cm">
          <text:p/>
        </draw:line>
        <draw:line draw:style-name="gr1" draw:text-style-name="P1" draw:layer="measurelines" svg:x1="25cm" svg:y1="13.1cm" svg:x2="25cm" svg:y2="18.6cm">
          <text:p/>
        </draw:line>
        <draw:line draw:style-name="gr1" draw:text-style-name="P1" draw:layer="measurelines" svg:x1="25cm" svg:y1="11.3cm" svg:x2="25cm" svg:y2="13.1cm">
          <text:p/>
        </draw:line>
        <draw:line draw:style-name="gr3" draw:text-style-name="P1" draw:layer="layout" svg:x1="5.9cm" svg:y1="29.6cm" svg:x2="5.9cm" svg:y2="32.1cm">
          <text:p/>
        </draw:line>
        <draw:line draw:style-name="gr3" draw:text-style-name="P1" draw:layer="layout" svg:x1="22cm" svg:y1="23.8cm" svg:x2="23.3cm" svg:y2="23.8cm">
          <text:p/>
        </draw:line>
        <draw:line draw:style-name="gr3" draw:text-style-name="P1" draw:layer="layout" svg:x1="10.4cm" svg:y1="38.6cm" svg:x2="12.3cm" svg:y2="38.6cm">
          <text:p/>
        </draw:line>
        <draw:line draw:style-name="gr3" draw:text-style-name="P1" draw:layer="layout" svg:x1="22cm" svg:y1="24cm" svg:x2="23.1cm" svg:y2="24cm">
          <text:p/>
        </draw:line>
        <draw:line draw:style-name="gr3" draw:text-style-name="P1" draw:layer="layout" svg:x1="6.1cm" svg:y1="29.6cm" svg:x2="6.1cm" svg:y2="32.1cm">
          <text:p/>
        </draw:line>
        <draw:line draw:style-name="gr3" draw:text-style-name="P1" draw:layer="layout" svg:x1="10.4cm" svg:y1="38.4cm" svg:x2="12.3cm" svg:y2="38.4cm">
          <text:p/>
        </draw:line>
        <draw:line draw:style-name="gr3" draw:text-style-name="P1" draw:layer="layout" svg:x1="5.9cm" svg:y1="23.8cm" svg:x2="7.9cm" svg:y2="23.8cm">
          <text:p/>
        </draw:line>
        <draw:line draw:style-name="gr3" draw:text-style-name="P1" draw:layer="layout" svg:x1="6.1cm" svg:y1="24cm" svg:x2="7.9cm" svg:y2="24cm">
          <text:p/>
        </draw:line>
        <draw:line draw:style-name="gr3" draw:text-style-name="P1" draw:layer="layout" svg:x1="10.7cm" svg:y1="24cm" svg:x2="11.4cm" svg:y2="24cm">
          <text:p/>
        </draw:line>
        <draw:line draw:style-name="gr3" draw:text-style-name="P1" draw:layer="layout" svg:x1="11.4cm" svg:y1="23.8cm" svg:x2="11.4cm" svg:y2="24cm">
          <text:p/>
        </draw:line>
        <draw:line draw:style-name="gr3" draw:text-style-name="P1" draw:layer="layout" svg:x1="13.4cm" svg:y1="23.8cm" svg:x2="13.4cm" svg:y2="24cm">
          <text:p/>
        </draw:line>
        <draw:line draw:style-name="gr3" draw:text-style-name="P1" draw:layer="layout" svg:x1="16.4cm" svg:y1="23.8cm" svg:x2="16.4cm" svg:y2="24cm">
          <text:p/>
        </draw:line>
        <draw:line draw:style-name="gr3" draw:text-style-name="P1" draw:layer="layout" svg:x1="17.4cm" svg:y1="23.8cm" svg:x2="17.4cm" svg:y2="24cm">
          <text:p/>
        </draw:line>
        <draw:line draw:style-name="gr3" draw:text-style-name="P1" draw:layer="layout" svg:x1="13.4cm" svg:y1="23.8cm" svg:x2="16.4cm" svg:y2="23.8cm">
          <text:p/>
        </draw:line>
        <draw:line draw:style-name="gr3" draw:text-style-name="P1" draw:layer="layout" svg:x1="14.3cm" svg:y1="24cm" svg:x2="16.4cm" svg:y2="24cm">
          <text:p/>
        </draw:line>
        <draw:line draw:style-name="gr3" draw:text-style-name="P1" draw:layer="layout" svg:x1="22cm" svg:y1="23.8cm" svg:x2="22cm" svg:y2="24cm">
          <text:p/>
        </draw:line>
        <draw:line draw:style-name="gr3" draw:text-style-name="P1" draw:layer="layout" svg:x1="21cm" svg:y1="23.8cm" svg:x2="21cm" svg:y2="24cm">
          <text:p/>
        </draw:line>
        <draw:line draw:style-name="gr3" draw:text-style-name="P1" draw:layer="layout" svg:x1="17.4cm" svg:y1="24cm" svg:x2="17.7cm" svg:y2="24cm">
          <text:p/>
        </draw:line>
        <draw:line draw:style-name="gr3" draw:text-style-name="P1" draw:layer="layout" svg:x1="17.4cm" svg:y1="23.8cm" svg:x2="21cm" svg:y2="23.8cm">
          <text:p/>
        </draw:line>
        <draw:line draw:style-name="gr3" draw:text-style-name="P1" draw:layer="layout" svg:x1="6.1cm" svg:y1="30.2cm" svg:x2="7.6cm" svg:y2="30.2cm">
          <text:p/>
        </draw:line>
        <draw:line draw:style-name="gr3" draw:text-style-name="P1" draw:layer="layout" svg:x1="16.1cm" svg:y1="31.3cm" svg:x2="16.1cm" svg:y2="38.4cm">
          <text:p/>
        </draw:line>
        <draw:line draw:style-name="gr3" draw:text-style-name="P1" draw:layer="layout" svg:x1="15.9cm" svg:y1="30.4cm" svg:x2="15.9cm" svg:y2="38.4cm">
          <text:p/>
        </draw:line>
        <draw:line draw:style-name="gr3" draw:text-style-name="P1" draw:layer="layout" svg:x1="6.1cm" svg:y1="30.4cm" svg:x2="7.6cm" svg:y2="30.4cm">
          <text:p/>
        </draw:line>
        <draw:line draw:style-name="gr3" draw:text-style-name="P1" draw:layer="layout" svg:x1="15.9cm" svg:y1="28.5cm" svg:x2="15.9cm" svg:y2="25.6cm">
          <text:p/>
        </draw:line>
        <draw:line draw:style-name="gr3" draw:text-style-name="P1" draw:layer="layout" svg:x1="15.9cm" svg:y1="25.6cm" svg:x2="16.1cm" svg:y2="25.6cm">
          <text:p/>
        </draw:line>
        <draw:line draw:style-name="gr3" draw:text-style-name="P1" draw:layer="layout" svg:x1="16.1cm" svg:y1="28.5cm" svg:x2="16.1cm" svg:y2="25.6cm">
          <text:p/>
        </draw:line>
        <draw:line draw:style-name="gr3" draw:text-style-name="P1" draw:layer="layout" svg:x1="17.7cm" svg:y1="27.5cm" svg:x2="17.7cm" svg:y2="24cm">
          <text:p/>
        </draw:line>
        <draw:line draw:style-name="gr3" draw:text-style-name="P1" draw:layer="layout" svg:x1="17.9cm" svg:y1="27.5cm" svg:x2="17.9cm" svg:y2="24cm">
          <text:p/>
        </draw:line>
        <draw:line draw:style-name="gr3" draw:text-style-name="P1" draw:layer="layout" svg:x1="17.9cm" svg:y1="24cm" svg:x2="21cm" svg:y2="24cm">
          <text:p/>
        </draw:line>
        <draw:line draw:style-name="gr4" draw:text-style-name="P1" draw:layer="layout" svg:x1="14.3cm" svg:y1="26.9cm" svg:x2="15.9cm" svg:y2="26.9cm">
          <text:p/>
        </draw:line>
        <draw:line draw:style-name="gr4" draw:text-style-name="P1" draw:layer="layout" svg:x1="14.3cm" svg:y1="25.7cm" svg:x2="15.9cm" svg:y2="25.7cm">
          <text:p/>
        </draw:line>
        <draw:line draw:style-name="gr4" draw:text-style-name="P1" draw:layer="layout" svg:x1="14.3cm" svg:y1="26.1cm" svg:x2="15.9cm" svg:y2="26.1cm">
          <text:p/>
        </draw:line>
        <draw:line draw:style-name="gr4" draw:text-style-name="P1" draw:layer="layout" svg:x1="14.3cm" svg:y1="26.5cm" svg:x2="15.9cm" svg:y2="26.5cm">
          <text:p/>
        </draw:line>
        <draw:line draw:style-name="gr3" draw:text-style-name="P1" draw:layer="layout" svg:x1="14.1cm" svg:y1="28.5cm" svg:x2="14.1cm" svg:y2="24cm">
          <text:p/>
        </draw:line>
        <draw:line draw:style-name="gr3" draw:text-style-name="P1" draw:layer="layout" svg:x1="14.3cm" svg:y1="28.5cm" svg:x2="14.3cm" svg:y2="24cm">
          <text:p/>
        </draw:line>
        <draw:line draw:style-name="gr3" draw:text-style-name="P1" draw:layer="layout" svg:x1="13.4cm" svg:y1="24cm" svg:x2="14.1cm" svg:y2="24cm">
          <text:p/>
        </draw:line>
        <draw:line draw:style-name="gr4" draw:text-style-name="P1" draw:layer="layout" svg:x1="16.2cm" svg:y1="24.6cm" svg:x2="16.3cm" svg:y2="24cm">
          <text:p/>
        </draw:line>
        <draw:line draw:style-name="gr4" draw:text-style-name="P1" draw:layer="layout" svg:x1="15.1cm" svg:y1="24cm" svg:x2="15.9cm" svg:y2="25.6cm">
          <text:p/>
        </draw:line>
        <draw:line draw:style-name="gr4" draw:text-style-name="P1" draw:layer="layout" svg:x1="14.3cm" svg:y1="24.8cm" svg:x2="15.9cm" svg:y2="25.6cm">
          <text:p/>
        </draw:line>
        <draw:line draw:style-name="gr4" draw:text-style-name="P1" draw:layer="layout" svg:x1="7.9cm" svg:y1="22.3cm" svg:x2="7.9cm" svg:y2="23.9cm">
          <text:p/>
        </draw:line>
        <draw:line draw:style-name="gr3" draw:text-style-name="P1" draw:layer="layout" svg:x1="10.5cm" svg:y1="28.5cm" svg:x2="10.5cm" svg:y2="24cm">
          <text:p/>
        </draw:line>
        <draw:line draw:style-name="gr3" draw:text-style-name="P1" draw:layer="layout" svg:x1="10.7cm" svg:y1="28.5cm" svg:x2="10.7cm" svg:y2="24cm">
          <text:p/>
        </draw:line>
        <draw:line draw:style-name="gr3" draw:text-style-name="P1" draw:layer="layout" svg:x1="10.5cm" svg:y1="28.5cm" svg:x2="10.7cm" svg:y2="28.5cm">
          <text:p/>
        </draw:line>
        <draw:line draw:style-name="gr3" draw:text-style-name="P1" draw:layer="layout" svg:x1="15.8cm" svg:y1="30.2cm" svg:x2="15.8cm" svg:y2="30.4cm">
          <text:p/>
        </draw:line>
        <draw:line draw:style-name="gr3" draw:text-style-name="P1" draw:layer="layout" svg:x1="15.8cm" svg:y1="30.2cm" svg:x2="16.1cm" svg:y2="30.2cm">
          <text:p/>
        </draw:line>
        <draw:line draw:style-name="gr3" draw:text-style-name="P1" draw:layer="layout" svg:x1="15.8cm" svg:y1="30.4cm" svg:x2="15.9cm" svg:y2="30.4cm">
          <text:p/>
        </draw:line>
        <draw:line draw:style-name="gr3" draw:text-style-name="P1" draw:layer="layout" svg:x1="7.6cm" svg:y1="30.2cm" svg:x2="7.6cm" svg:y2="30.4cm">
          <text:p/>
        </draw:line>
        <draw:line draw:style-name="gr3" draw:text-style-name="P1" draw:layer="layout" svg:x1="10.5cm" svg:y1="30.1cm" svg:x2="10.7cm" svg:y2="30.1cm">
          <text:p/>
        </draw:line>
        <draw:line draw:style-name="gr3" draw:text-style-name="P1" draw:layer="layout" svg:x1="10.5cm" svg:y1="30.1cm" svg:x2="10.5cm" svg:y2="30.2cm">
          <text:p/>
        </draw:line>
        <draw:line draw:style-name="gr3" draw:text-style-name="P1" draw:layer="layout" svg:x1="10.7cm" svg:y1="30.1cm" svg:x2="10.7cm" svg:y2="30.2cm">
          <text:p/>
        </draw:line>
        <draw:line draw:style-name="gr3" draw:text-style-name="P1" draw:layer="layout" svg:x1="10.4cm" svg:y1="30.2cm" svg:x2="10.5cm" svg:y2="30.2cm">
          <text:p/>
        </draw:line>
        <draw:line draw:style-name="gr3" draw:text-style-name="P1" draw:layer="layout" svg:x1="12.3cm" svg:y1="38.6cm" svg:x2="12.3cm" svg:y2="38.4cm">
          <text:p/>
        </draw:line>
        <draw:line draw:style-name="gr3" draw:text-style-name="P1" draw:layer="layout" svg:x1="15.7cm" svg:y1="38.6cm" svg:x2="15.7cm" svg:y2="38.4cm">
          <text:p/>
        </draw:line>
        <draw:line draw:style-name="gr3" draw:text-style-name="P1" draw:layer="layout" svg:x1="15.6cm" svg:y1="38.6cm" svg:x2="13.9cm" svg:y2="38.6cm">
          <text:p/>
        </draw:line>
        <draw:line draw:style-name="gr3" draw:text-style-name="P1" draw:layer="layout" svg:x1="14.1cm" svg:y1="38.5cm" svg:x2="12.4cm" svg:y2="38.5cm">
          <text:p/>
        </draw:line>
        <draw:line draw:style-name="gr3" draw:text-style-name="P1" draw:layer="layout" svg:x1="14cm" svg:y1="38.7cm" svg:x2="14cm" svg:y2="38.4cm">
          <text:p/>
        </draw:line>
        <draw:line draw:style-name="gr5" draw:text-style-name="P1" draw:layer="layout" svg:x1="15.8cm" svg:y1="38.3cm" svg:x2="12.2cm" svg:y2="38.3cm">
          <text:p/>
        </draw:line>
        <draw:line draw:style-name="gr3" draw:text-style-name="P1" draw:layer="layout" svg:x1="15.7cm" svg:y1="38.6cm" svg:x2="18cm" svg:y2="38.6cm">
          <text:p/>
        </draw:line>
        <draw:line draw:style-name="gr3" draw:text-style-name="P1" draw:layer="layout" svg:x1="15.7cm" svg:y1="38.4cm" svg:x2="18cm" svg:y2="38.4cm">
          <text:p/>
        </draw:line>
        <draw:line draw:style-name="gr3" draw:text-style-name="P1" draw:layer="layout" svg:x1="7cm" svg:y1="38.6cm" svg:x2="7cm" svg:y2="38.4cm">
          <text:p/>
        </draw:line>
        <draw:line draw:style-name="gr3" draw:text-style-name="P1" draw:layer="layout" svg:x1="10.4cm" svg:y1="38.6cm" svg:x2="10.4cm" svg:y2="38.4cm">
          <text:p/>
        </draw:line>
        <draw:line draw:style-name="gr3" draw:text-style-name="P1" draw:layer="layout" svg:x1="10.3cm" svg:y1="38.6cm" svg:x2="8.6cm" svg:y2="38.6cm">
          <text:p/>
        </draw:line>
        <draw:line draw:style-name="gr3" draw:text-style-name="P1" draw:layer="layout" svg:x1="8.8cm" svg:y1="38.5cm" svg:x2="7.1cm" svg:y2="38.5cm">
          <text:p/>
        </draw:line>
        <draw:line draw:style-name="gr3" draw:text-style-name="P1" draw:layer="layout" svg:x1="8.7cm" svg:y1="38.7cm" svg:x2="8.7cm" svg:y2="38.4cm">
          <text:p/>
        </draw:line>
        <draw:line draw:style-name="gr5" draw:text-style-name="P1" draw:layer="layout" svg:x1="10.5cm" svg:y1="38.3cm" svg:x2="6.9cm" svg:y2="38.3cm">
          <text:p/>
        </draw:line>
        <draw:line draw:style-name="gr3" draw:text-style-name="P1" draw:layer="layout" svg:x1="5.9cm" svg:y1="38.6cm" svg:x2="7cm" svg:y2="38.6cm">
          <text:p/>
        </draw:line>
        <draw:line draw:style-name="gr3" draw:text-style-name="P1" draw:layer="layout" svg:x1="6.1cm" svg:y1="38.4cm" svg:x2="7cm" svg:y2="38.4cm">
          <text:p/>
        </draw:line>
        <draw:line draw:style-name="gr3" draw:text-style-name="P1" draw:layer="layout" svg:x1="6cm" svg:y1="36.5cm" svg:x2="6cm" svg:y2="35.5cm">
          <text:p/>
        </draw:line>
        <draw:line draw:style-name="gr3" draw:text-style-name="P1" draw:layer="layout" svg:x1="5.9cm" svg:y1="36.5cm" svg:x2="6.1cm" svg:y2="36.5cm">
          <text:p/>
        </draw:line>
        <draw:line draw:style-name="gr3" draw:text-style-name="P1" draw:layer="layout" svg:x1="5.9cm" svg:y1="35.5cm" svg:x2="6.1cm" svg:y2="35.5cm">
          <text:p/>
        </draw:line>
        <draw:line draw:style-name="gr3" draw:text-style-name="P1" draw:layer="layout" svg:x1="5.9cm" svg:y1="38.6cm" svg:x2="5.9cm" svg:y2="36.5cm">
          <text:p/>
        </draw:line>
        <draw:line draw:style-name="gr3" draw:text-style-name="P1" draw:layer="layout" svg:x1="6.1cm" svg:y1="38.4cm" svg:x2="6.1cm" svg:y2="36.5cm">
          <text:p/>
        </draw:line>
        <draw:line draw:style-name="gr5" draw:text-style-name="P1" draw:layer="layout" svg:x1="6.2cm" svg:y1="35.4cm" svg:x2="6.2cm" svg:y2="36.6cm">
          <text:p/>
        </draw:line>
        <draw:line draw:style-name="gr3" draw:text-style-name="P1" draw:layer="layout" svg:x1="23.1cm" svg:y1="31.1cm" svg:x2="19.7cm" svg:y2="31.1cm">
          <text:p/>
        </draw:line>
        <draw:line draw:style-name="gr3" draw:text-style-name="P1" draw:layer="layout" svg:x1="23.1cm" svg:y1="31.3cm" svg:x2="19.5cm" svg:y2="31.3cm">
          <text:p/>
        </draw:line>
        <draw:line draw:style-name="gr3" draw:text-style-name="P1" draw:layer="layout" svg:x1="19.7cm" svg:y1="27.7cm" svg:x2="19.7cm" svg:y2="31.1cm">
          <text:p/>
        </draw:line>
        <draw:line draw:style-name="gr3" draw:text-style-name="P1" draw:layer="layout" svg:x1="19.5cm" svg:y1="27.7cm" svg:x2="19.5cm" svg:y2="31.3cm">
          <text:p/>
        </draw:line>
        <draw:line draw:style-name="gr3" draw:text-style-name="P1" draw:layer="layout" svg:x1="17.7cm" svg:y1="30.2cm" svg:x2="17.9cm" svg:y2="30.2cm">
          <text:p/>
        </draw:line>
        <draw:line draw:style-name="gr3" draw:text-style-name="P1" draw:layer="layout" svg:x1="17.9cm" svg:y1="30.2cm" svg:x2="17.9cm" svg:y2="31.3cm">
          <text:p/>
        </draw:line>
        <draw:line draw:style-name="gr3" draw:text-style-name="P1" draw:layer="layout" svg:x1="17.7cm" svg:y1="30.2cm" svg:x2="17.7cm" svg:y2="31.1cm">
          <text:p/>
        </draw:line>
        <draw:line draw:style-name="gr3" draw:text-style-name="P1" draw:layer="layout" svg:x1="18cm" svg:y1="38.6cm" svg:x2="18cm" svg:y2="38.4cm">
          <text:p/>
        </draw:line>
        <draw:line draw:style-name="gr3" draw:text-style-name="P1" draw:layer="layout" svg:x1="21.4cm" svg:y1="38.6cm" svg:x2="21.4cm" svg:y2="38.4cm">
          <text:p/>
        </draw:line>
        <draw:line draw:style-name="gr3" draw:text-style-name="P1" draw:layer="layout" svg:x1="21.3cm" svg:y1="38.6cm" svg:x2="19.6cm" svg:y2="38.6cm">
          <text:p/>
        </draw:line>
        <draw:line draw:style-name="gr3" draw:text-style-name="P1" draw:layer="layout" svg:x1="19.8cm" svg:y1="38.5cm" svg:x2="18.1cm" svg:y2="38.5cm">
          <text:p/>
        </draw:line>
        <draw:line draw:style-name="gr3" draw:text-style-name="P1" draw:layer="layout" svg:x1="19.7cm" svg:y1="38.7cm" svg:x2="19.7cm" svg:y2="38.4cm">
          <text:p/>
        </draw:line>
        <draw:line draw:style-name="gr5" draw:text-style-name="P1" draw:layer="layout" svg:x1="21.5cm" svg:y1="38.3cm" svg:x2="17.9cm" svg:y2="38.3cm">
          <text:p/>
        </draw:line>
        <draw:line draw:style-name="gr3" draw:text-style-name="P1" draw:layer="layout" svg:x1="21.4cm" svg:y1="38.6cm" svg:x2="23.3cm" svg:y2="38.6cm">
          <text:p/>
        </draw:line>
        <draw:line draw:style-name="gr3" draw:text-style-name="P1" draw:layer="layout" svg:x1="21.4cm" svg:y1="38.4cm" svg:x2="23.1cm" svg:y2="38.4cm">
          <text:p/>
        </draw:line>
        <draw:line draw:style-name="gr3" draw:text-style-name="P1" draw:layer="layout" svg:x1="23.2cm" svg:y1="28.9cm" svg:x2="23.2cm" svg:y2="29.9cm">
          <text:p/>
        </draw:line>
        <draw:line draw:style-name="gr3" draw:text-style-name="P1" draw:layer="layout" svg:x1="23.3cm" svg:y1="28.9cm" svg:x2="23.1cm" svg:y2="28.9cm">
          <text:p/>
        </draw:line>
        <draw:line draw:style-name="gr3" draw:text-style-name="P1" draw:layer="layout" svg:x1="23.3cm" svg:y1="29.9cm" svg:x2="23.1cm" svg:y2="29.9cm">
          <text:p/>
        </draw:line>
        <draw:line draw:style-name="gr3" draw:text-style-name="P1" draw:layer="layout" svg:x1="23.3cm" svg:y1="29.9cm" svg:x2="23.3cm" svg:y2="38.6cm">
          <text:p/>
        </draw:line>
        <draw:line draw:style-name="gr3" draw:text-style-name="P1" draw:layer="layout" svg:x1="23.1cm" svg:y1="29.9cm" svg:x2="23.1cm" svg:y2="38.4cm">
          <text:p/>
        </draw:line>
        <draw:line draw:style-name="gr3" draw:text-style-name="P1" draw:layer="layout" svg:x1="23.3cm" svg:y1="23.8cm" svg:x2="23.3cm" svg:y2="28.9cm">
          <text:p/>
        </draw:line>
        <draw:line draw:style-name="gr3" draw:text-style-name="P1" draw:layer="layout" svg:x1="23.1cm" svg:y1="27.7cm" svg:x2="23.1cm" svg:y2="28.9cm">
          <text:p/>
        </draw:line>
        <draw:circle draw:style-name="gr4" draw:text-style-name="P1" draw:layer="layout" svg:width="3.2cm" svg:height="3.2cm" draw:transform="rotate (3.1415926535892) translate (9.5cm 25.5cm)" draw:kind="arc" draw:start-angle="180" draw:end-angle="270">
          <text:p/>
        </draw:circle>
        <draw:line draw:style-name="gr4" draw:text-style-name="P1" draw:layer="layout" svg:x1="12.2cm" svg:y1="30.1cm" svg:x2="10.6cm" svg:y2="30.1cm">
          <text:p/>
        </draw:line>
        <draw:circle draw:style-name="gr4" draw:text-style-name="P1" draw:layer="layout" svg:width="3.2cm" svg:height="3.2cm" draw:transform="rotate (1.5707963267946) translate (9cm 31.7cm)" draw:kind="arc" draw:start-angle="270" draw:end-angle="0">
          <text:p/>
        </draw:circle>
        <draw:line draw:style-name="gr4" draw:text-style-name="P1" draw:layer="layout" svg:x1="17.7cm" svg:y1="29.5cm" svg:x2="17.7cm" svg:y2="30.3cm">
          <text:p/>
        </draw:line>
        <draw:circle draw:style-name="gr4" draw:text-style-name="P1" draw:layer="layout" svg:width="1.6cm" svg:height="1.6cm" svg:x="16.9cm" svg:y="29.5cm" draw:kind="arc" draw:start-angle="90" draw:end-angle="180">
          <text:p/>
        </draw:circle>
        <draw:line draw:style-name="gr3" draw:text-style-name="P1" draw:layer="layout" svg:x1="16.1cm" svg:y1="30.2cm" svg:x2="16.1cm" svg:y2="31.1cm">
          <text:p/>
        </draw:line>
        <draw:line draw:style-name="gr3" draw:text-style-name="P1" draw:layer="layout" svg:x1="16.1cm" svg:y1="31.3cm" svg:x2="17.9cm" svg:y2="31.3cm">
          <text:p/>
        </draw:line>
        <draw:line draw:style-name="gr3" draw:text-style-name="P1" draw:layer="layout" svg:x1="16.1cm" svg:y1="31.1cm" svg:x2="17.7cm" svg:y2="31.1cm">
          <text:p/>
        </draw:line>
        <draw:line draw:style-name="gr3" draw:text-style-name="P1" draw:layer="layout" svg:x1="6.1cm" svg:y1="14.5cm" svg:x2="6.1cm" svg:y2="10.5cm">
          <text:p/>
        </draw:line>
        <draw:line draw:style-name="gr4" draw:text-style-name="P1" draw:layer="layout" svg:x1="7.5cm" svg:y1="30.2cm" svg:x2="7.5cm" svg:y2="24cm">
          <text:p/>
        </draw:line>
        <draw:custom-shape draw:style-name="gr6" draw:text-style-name="P1" draw:layer="layout" svg:width="1.1cm" svg:height="2cm" svg:x="6.3cm" svg:y="2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9cm" svg:y1="26.2cm" svg:x2="6.1cm" svg:y2="26.2cm">
          <text:p/>
        </draw:line>
        <draw:line draw:style-name="gr3" draw:text-style-name="P1" draw:layer="layout" svg:x1="5.9cm" svg:y1="29.6cm" svg:x2="6.1cm" svg:y2="29.6cm">
          <text:p/>
        </draw:line>
        <draw:line draw:style-name="gr3" draw:text-style-name="P1" draw:layer="layout" svg:x1="5.9cm" svg:y1="29.5cm" svg:x2="5.9cm" svg:y2="27.8cm">
          <text:p/>
        </draw:line>
        <draw:line draw:style-name="gr3" draw:text-style-name="P1" draw:layer="layout" svg:x1="6cm" svg:y1="28cm" svg:x2="6cm" svg:y2="26.3cm">
          <text:p/>
        </draw:line>
        <draw:line draw:style-name="gr3" draw:text-style-name="P1" draw:layer="layout" svg:x1="5.8cm" svg:y1="27.9cm" svg:x2="6.1cm" svg:y2="27.9cm">
          <text:p/>
        </draw:line>
        <draw:line draw:style-name="gr3" draw:text-style-name="P1" draw:layer="layout" svg:x1="5.9cm" svg:y1="23.8cm" svg:x2="5.9cm" svg:y2="26.2cm">
          <text:p/>
        </draw:line>
        <draw:line draw:style-name="gr3" draw:text-style-name="P1" draw:layer="layout" svg:x1="6.1cm" svg:y1="24cm" svg:x2="6.1cm" svg:y2="26.2cm">
          <text:p/>
        </draw:line>
        <draw:line draw:style-name="gr3" draw:text-style-name="P1" draw:layer="layout" svg:x1="7.9cm" svg:y1="23.8cm" svg:x2="7.9cm" svg:y2="24cm">
          <text:p/>
        </draw:line>
        <draw:line draw:style-name="gr3" draw:text-style-name="P1" draw:layer="layout" svg:x1="9.5cm" svg:y1="23.8cm" svg:x2="9.5cm" svg:y2="24cm">
          <text:p/>
        </draw:line>
        <draw:line draw:style-name="gr3" draw:text-style-name="P1" draw:layer="layout" svg:x1="9.5cm" svg:y1="24cm" svg:x2="10.5cm" svg:y2="24cm">
          <text:p/>
        </draw:line>
        <draw:line draw:style-name="gr3" draw:text-style-name="P1" draw:layer="layout" svg:x1="9.5cm" svg:y1="23.8cm" svg:x2="11.4cm" svg:y2="23.8cm">
          <text:p/>
        </draw:line>
        <draw:line draw:style-name="gr3" draw:text-style-name="P1" draw:layer="layout" svg:x1="10.4cm" svg:y1="30.2cm" svg:x2="10.4cm" svg:y2="30.4cm">
          <text:p/>
        </draw:line>
        <draw:line draw:style-name="gr3" draw:text-style-name="P1" draw:layer="layout" svg:x1="10.4cm" svg:y1="30.4cm" svg:x2="14.2cm" svg:y2="30.4cm">
          <text:p/>
        </draw:line>
        <draw:line draw:style-name="gr4" draw:text-style-name="P1" draw:layer="layout" svg:x1="15.8cm" svg:y1="31.9cm" svg:x2="15.8cm" svg:y2="30.3cm">
          <text:p/>
        </draw:line>
        <draw:circle draw:style-name="gr4" draw:text-style-name="P1" draw:layer="layout" svg:width="3.2cm" svg:height="3.2cm" svg:x="14.2cm" svg:y="28.7cm" draw:kind="arc" draw:start-angle="180" draw:end-angle="270">
          <text:p/>
        </draw:circle>
        <draw:line draw:style-name="gr3" draw:text-style-name="P1" draw:layer="layout" svg:x1="14.2cm" svg:y1="30.2cm" svg:x2="14.2cm" svg:y2="30.4cm">
          <text:p/>
        </draw:line>
        <draw:line draw:style-name="gr3" draw:text-style-name="P1" draw:layer="layout" svg:x1="10.7cm" svg:y1="30.2cm" svg:x2="14.2cm" svg:y2="30.2cm">
          <text:p/>
        </draw:line>
        <draw:line draw:style-name="gr4" draw:text-style-name="P1" draw:layer="layout" svg:x1="10.7cm" svg:y1="24cm" svg:x2="14.1cm" svg:y2="24cm">
          <text:p/>
        </draw:line>
        <draw:line draw:style-name="gr4" draw:text-style-name="P1" draw:layer="layout" svg:x1="10.7cm" svg:y1="24.2cm" svg:x2="14.1cm" svg:y2="24.2cm">
          <text:p/>
        </draw:line>
        <draw:line draw:style-name="gr4" draw:text-style-name="P1" draw:layer="layout" svg:x1="10.7cm" svg:y1="24.4cm" svg:x2="14.1cm" svg:y2="24.4cm">
          <text:p/>
        </draw:line>
        <draw:line draw:style-name="gr4" draw:text-style-name="P1" draw:layer="layout" svg:x1="10.7cm" svg:y1="24.6cm" svg:x2="14.1cm" svg:y2="24.6cm">
          <text:p/>
        </draw:line>
        <draw:line draw:style-name="gr4" draw:text-style-name="P1" draw:layer="layout" svg:x1="10.7cm" svg:y1="24.8cm" svg:x2="14.1cm" svg:y2="24.8cm">
          <text:p/>
        </draw:line>
        <draw:line draw:style-name="gr4" draw:text-style-name="P1" draw:layer="layout" svg:x1="10.7cm" svg:y1="25cm" svg:x2="14.1cm" svg:y2="25cm">
          <text:p/>
        </draw:line>
        <draw:line draw:style-name="gr4" draw:text-style-name="P1" draw:layer="layout" svg:x1="10.7cm" svg:y1="25.2cm" svg:x2="14.1cm" svg:y2="25.2cm">
          <text:p/>
        </draw:line>
        <draw:line draw:style-name="gr4" draw:text-style-name="P1" draw:layer="layout" svg:x1="10.7cm" svg:y1="25.4cm" svg:x2="14.1cm" svg:y2="25.4cm">
          <text:p/>
        </draw:line>
        <draw:line draw:style-name="gr4" draw:text-style-name="P1" draw:layer="layout" svg:x1="10.7cm" svg:y1="25.6cm" svg:x2="14.1cm" svg:y2="25.6cm">
          <text:p/>
        </draw:line>
        <draw:line draw:style-name="gr4" draw:text-style-name="P1" draw:layer="layout" svg:x1="10.7cm" svg:y1="25.8cm" svg:x2="14.1cm" svg:y2="25.8cm">
          <text:p/>
        </draw:line>
        <draw:line draw:style-name="gr4" draw:text-style-name="P1" draw:layer="layout" svg:x1="10.7cm" svg:y1="26cm" svg:x2="14.1cm" svg:y2="26cm">
          <text:p/>
        </draw:line>
        <draw:line draw:style-name="gr4" draw:text-style-name="P1" draw:layer="layout" svg:x1="10.7cm" svg:y1="26.2cm" svg:x2="14.1cm" svg:y2="26.2cm">
          <text:p/>
        </draw:line>
        <draw:line draw:style-name="gr4" draw:text-style-name="P1" draw:layer="layout" svg:x1="10.7cm" svg:y1="26.4cm" svg:x2="14.1cm" svg:y2="26.4cm">
          <text:p/>
        </draw:line>
        <draw:line draw:style-name="gr4" draw:text-style-name="P1" draw:layer="layout" svg:x1="10.7cm" svg:y1="26.6cm" svg:x2="14.1cm" svg:y2="26.6cm">
          <text:p/>
        </draw:line>
        <draw:line draw:style-name="gr4" draw:text-style-name="P1" draw:layer="layout" svg:x1="10.7cm" svg:y1="26.8cm" svg:x2="14.1cm" svg:y2="26.8cm">
          <text:p/>
        </draw:line>
        <draw:line draw:style-name="gr4" draw:text-style-name="P1" draw:layer="layout" svg:x1="10.7cm" svg:y1="27cm" svg:x2="14.1cm" svg:y2="27cm">
          <text:p/>
        </draw:line>
        <draw:line draw:style-name="gr4" draw:text-style-name="P1" draw:layer="layout" svg:x1="10.7cm" svg:y1="27.2cm" svg:x2="14.1cm" svg:y2="27.2cm">
          <text:p/>
        </draw:line>
        <draw:line draw:style-name="gr4" draw:text-style-name="P1" draw:layer="layout" svg:x1="10.7cm" svg:y1="23.8cm" svg:x2="14.1cm" svg:y2="23.8cm">
          <text:p/>
        </draw:line>
        <draw:line draw:style-name="gr4" draw:text-style-name="P1" draw:layer="layout" svg:x1="10.7cm" svg:y1="23.6cm" svg:x2="14.1cm" svg:y2="23.6cm">
          <text:p/>
        </draw:line>
        <draw:line draw:style-name="gr4" draw:text-style-name="P1" draw:layer="layout" svg:x1="10.7cm" svg:y1="23.4cm" svg:x2="14.1cm" svg:y2="23.4cm">
          <text:p/>
        </draw:line>
        <draw:line draw:style-name="gr4" draw:text-style-name="P1" draw:layer="layout" svg:x1="10.7cm" svg:y1="23.2cm" svg:x2="14.1cm" svg:y2="23.2cm">
          <text:p/>
        </draw:line>
        <draw:line draw:style-name="gr4" draw:text-style-name="P1" draw:layer="layout" svg:x1="10.7cm" svg:y1="23.2cm" svg:x2="10.7cm" svg:y2="23.8cm">
          <text:p/>
        </draw:line>
        <draw:line draw:style-name="gr4" draw:text-style-name="P1" draw:layer="layout" svg:x1="14.1cm" svg:y1="23.2cm" svg:x2="14.1cm" svg:y2="23.8cm">
          <text:p/>
        </draw:line>
        <draw:line draw:style-name="gr3" draw:text-style-name="P1" draw:layer="layout" svg:x1="14.1cm" svg:y1="28.5cm" svg:x2="14.3cm" svg:y2="28.5cm">
          <text:p/>
        </draw:line>
        <draw:line draw:style-name="gr3" draw:text-style-name="P1" draw:layer="layout" svg:x1="15.9cm" svg:y1="28.5cm" svg:x2="16.1cm" svg:y2="28.5cm">
          <text:p/>
        </draw:line>
        <draw:line draw:style-name="gr4" draw:text-style-name="P1" draw:layer="layout" svg:x1="14.3cm" svg:y1="27.3cm" svg:x2="15.9cm" svg:y2="27.3cm">
          <text:p/>
        </draw:line>
        <draw:line draw:style-name="gr4" draw:text-style-name="P1" draw:layer="layout" svg:x1="14.3cm" svg:y1="27.7cm" svg:x2="15.9cm" svg:y2="27.7cm">
          <text:p/>
        </draw:line>
        <draw:line draw:style-name="gr4" draw:text-style-name="P1" draw:layer="layout" svg:x1="14.3cm" svg:y1="28.1cm" svg:x2="15.9cm" svg:y2="28.1cm">
          <text:p/>
        </draw:line>
        <draw:line draw:style-name="gr4" draw:text-style-name="P1" draw:layer="layout" svg:x1="14.3cm" svg:y1="28.5cm" svg:x2="15.9cm" svg:y2="28.5cm">
          <text:p/>
        </draw:line>
        <draw:line draw:style-name="gr4" draw:text-style-name="P1" draw:layer="layout" svg:x1="16.1cm" svg:y1="24.7cm" svg:x2="16.3cm" svg:y2="24.7cm">
          <text:p/>
        </draw:line>
        <draw:line draw:style-name="gr4" draw:text-style-name="P1" draw:layer="layout" svg:x1="16.1cm" svg:y1="24.6cm" svg:x2="16.3cm" svg:y2="24.7cm">
          <text:p/>
        </draw:line>
        <draw:line draw:style-name="gr4" draw:text-style-name="P1" draw:layer="layout" svg:x1="16.3cm" svg:y1="24.6cm" svg:x2="16.1cm" svg:y2="24.6cm">
          <text:p/>
        </draw:line>
        <draw:line draw:style-name="gr4" draw:text-style-name="P1" draw:layer="layout" svg:x1="16cm" svg:y1="25.6cm" svg:x2="16.2cm" svg:y2="24.7cm">
          <text:p/>
        </draw:line>
        <draw:line draw:style-name="gr4" draw:text-style-name="P1" draw:layer="layout" svg:x1="17.7cm" svg:y1="24.4cm" svg:x2="16.3cm" svg:y2="24.4cm">
          <text:p/>
        </draw:line>
        <draw:ellipse draw:style-name="gr7" draw:text-style-name="P1" draw:layer="layout" svg:width="0.8cm" svg:height="1.1cm" svg:x="16.5cm" svg:y="24.5cm">
          <text:p/>
        </draw:ellipse>
        <draw:line draw:style-name="gr4" draw:text-style-name="P1" draw:layer="layout" svg:x1="17.7cm" svg:y1="31.1cm" svg:x2="16.1cm" svg:y2="30.3cm">
          <text:p/>
        </draw:line>
        <draw:line draw:style-name="gr4" draw:text-style-name="P1" draw:layer="layout" svg:x1="17.7cm" svg:y1="30.3cm" svg:x2="16.1cm" svg:y2="31.1cm">
          <text:p/>
        </draw:line>
        <draw:line draw:style-name="gr4" draw:text-style-name="P1" draw:layer="layout" svg:x1="16.1cm" svg:y1="29.5cm" svg:x2="16.1cm" svg:y2="30.3cm">
          <text:p/>
        </draw:line>
        <draw:circle draw:style-name="gr4" draw:text-style-name="P1" draw:layer="layout" svg:width="1.6cm" svg:height="1.6cm" svg:x="15.3cm" svg:y="29.5cm" draw:kind="arc" draw:start-angle="0" draw:end-angle="90">
          <text:p/>
        </draw:circle>
        <draw:line draw:style-name="gr3" draw:text-style-name="P1" draw:layer="layout" svg:x1="23.1cm" svg:y1="27.5cm" svg:x2="21.1cm" svg:y2="27.5cm">
          <text:p/>
        </draw:line>
        <draw:line draw:style-name="gr3" draw:text-style-name="P1" draw:layer="layout" svg:x1="23.1cm" svg:y1="27.7cm" svg:x2="21.1cm" svg:y2="27.7cm">
          <text:p/>
        </draw:line>
        <draw:line draw:style-name="gr4" draw:text-style-name="P1" draw:layer="layout" svg:x1="19.8cm" svg:y1="28.9cm" svg:x2="19.8cm" svg:y2="27.6cm">
          <text:p/>
        </draw:line>
        <draw:circle draw:style-name="gr4" draw:text-style-name="P1" draw:layer="layout" svg:width="2.6cm" svg:height="2.6cm" draw:transform="rotate (3.1415926535892) translate (21.1cm 28.9cm)" draw:kind="arc" draw:start-angle="90" draw:end-angle="180">
          <text:p/>
        </draw:circle>
        <draw:line draw:style-name="gr3" draw:text-style-name="P1" draw:layer="layout" svg:x1="19.8cm" svg:y1="27.5cm" svg:x2="19.8cm" svg:y2="27.7cm">
          <text:p/>
        </draw:line>
        <draw:line draw:style-name="gr3" draw:text-style-name="P1" draw:layer="layout" svg:x1="21.1cm" svg:y1="27.5cm" svg:x2="21.1cm" svg:y2="27.7cm">
          <text:p/>
        </draw:line>
        <draw:line draw:style-name="gr3" draw:text-style-name="P1" draw:layer="layout" svg:x1="19.8cm" svg:y1="27.5cm" svg:x2="19.4cm" svg:y2="27.5cm">
          <text:p/>
        </draw:line>
        <draw:line draw:style-name="gr3" draw:text-style-name="P1" draw:layer="layout" svg:x1="19.8cm" svg:y1="27.7cm" svg:x2="19.7cm" svg:y2="27.7cm">
          <text:p/>
        </draw:line>
        <draw:line draw:style-name="gr3" draw:text-style-name="P1" draw:layer="layout" svg:x1="23.1cm" svg:y1="24cm" svg:x2="23.1cm" svg:y2="27.5cm">
          <text:p/>
        </draw:line>
        <draw:line draw:style-name="gr4" draw:text-style-name="P1" draw:layer="layout" svg:x1="21.6cm" svg:y1="31.3cm" svg:x2="21.6cm" svg:y2="33.1cm">
          <text:p/>
        </draw:line>
        <draw:line draw:style-name="gr3" draw:text-style-name="P1" draw:layer="layout" svg:x1="21.5cm" svg:y1="34.7cm" svg:x2="23.1cm" svg:y2="34.7cm">
          <text:p/>
        </draw:line>
        <draw:line draw:style-name="gr3" draw:text-style-name="P1" draw:layer="layout" svg:x1="21.5cm" svg:y1="34.8cm" svg:x2="23.1cm" svg:y2="34.8cm">
          <text:p/>
        </draw:line>
        <draw:line draw:style-name="gr3" draw:text-style-name="P1" draw:layer="layout" svg:x1="21.5cm" svg:y1="34.8cm" svg:x2="21.5cm" svg:y2="34.7cm">
          <text:p/>
        </draw:line>
        <draw:line draw:style-name="gr4" draw:text-style-name="P1" draw:layer="layout" svg:x1="23.1cm" svg:y1="31.3cm" svg:x2="21.6cm" svg:y2="34.7cm">
          <text:p/>
        </draw:line>
        <draw:line draw:style-name="gr4" draw:text-style-name="P1" draw:layer="layout" svg:x1="21.6cm" svg:y1="31.3cm" svg:x2="23.1cm" svg:y2="34.7cm">
          <text:p/>
        </draw:line>
        <draw:line draw:style-name="gr4" draw:text-style-name="P1" draw:layer="layout" svg:x1="21.5cm" svg:y1="32.9cm" svg:x2="21.5cm" svg:y2="34.7cm">
          <text:p/>
        </draw:line>
        <draw:line draw:style-name="gr4" draw:text-style-name="P1" draw:layer="layout" svg:x1="21.4cm" svg:y1="33cm" svg:x2="21.7cm" svg:y2="33cm">
          <text:p/>
        </draw:line>
        <draw:line draw:style-name="gr4" draw:text-style-name="P1" draw:layer="layout" svg:x1="17.9cm" svg:y1="31.4cm" svg:x2="19.5cm" svg:y2="31.4cm">
          <text:p/>
        </draw:line>
        <draw:line draw:style-name="gr5" draw:text-style-name="P1" draw:layer="layout" svg:x1="19.6cm" svg:y1="31.4cm" svg:x2="21.2cm" svg:y2="31.4cm">
          <text:p/>
        </draw:line>
        <draw:line draw:style-name="gr3" draw:text-style-name="P1" draw:layer="layout" svg:x1="17.7cm" svg:y1="27.5cm" svg:x2="17.6cm" svg:y2="27.5cm">
          <text:p/>
        </draw:line>
        <draw:line draw:style-name="gr3" draw:text-style-name="P1" draw:layer="layout" svg:x1="18.1cm" svg:y1="27.7cm" svg:x2="17.6cm" svg:y2="27.7cm">
          <text:p/>
        </draw:line>
        <draw:line draw:style-name="gr3" draw:text-style-name="P1" draw:layer="layout" svg:x1="17.6cm" svg:y1="27.5cm" svg:x2="17.6cm" svg:y2="27.7cm">
          <text:p/>
        </draw:line>
        <draw:line draw:style-name="gr3" draw:text-style-name="P1" draw:layer="layout" svg:x1="16.3cm" svg:y1="27.5cm" svg:x2="16.1cm" svg:y2="27.5cm">
          <text:p/>
        </draw:line>
        <draw:line draw:style-name="gr3" draw:text-style-name="P1" draw:layer="layout" svg:x1="16.3cm" svg:y1="27.5cm" svg:x2="16.3cm" svg:y2="27.7cm">
          <text:p/>
        </draw:line>
        <draw:line draw:style-name="gr3" draw:text-style-name="P1" draw:layer="layout" svg:x1="16.3cm" svg:y1="27.7cm" svg:x2="16.1cm" svg:y2="27.7cm">
          <text:p/>
        </draw:line>
        <draw:line draw:style-name="gr4" draw:text-style-name="P1" draw:layer="layout" svg:x1="16.3cm" svg:y1="28.9cm" svg:x2="16.3cm" svg:y2="27.6cm">
          <text:p/>
        </draw:line>
        <draw:circle draw:style-name="gr4" draw:text-style-name="P1" draw:layer="layout" svg:width="2.6cm" svg:height="2.6cm" draw:transform="rotate (3.1415926535892) translate (17.6cm 28.9cm)" draw:kind="arc" draw:start-angle="90" draw:end-angle="180">
          <text:p/>
        </draw:circle>
        <draw:line draw:style-name="gr4" draw:text-style-name="P1" draw:layer="layout" svg:x1="18.1cm" svg:y1="26.3cm" svg:x2="18.1cm" svg:y2="27.6cm">
          <text:p/>
        </draw:line>
        <draw:circle draw:style-name="gr4" draw:text-style-name="P1" draw:layer="layout" svg:width="2.6cm" svg:height="2.6cm" svg:x="16.8cm" svg:y="26.3cm" draw:kind="arc" draw:start-angle="0" draw:end-angle="90">
          <text:p/>
        </draw:circle>
        <draw:line draw:style-name="gr3" draw:text-style-name="P1" draw:layer="layout" svg:x1="19.4cm" svg:y1="27.5cm" svg:x2="19.4cm" svg:y2="27.7cm">
          <text:p/>
        </draw:line>
        <draw:line draw:style-name="gr3" draw:text-style-name="P1" draw:layer="layout" svg:x1="18.1cm" svg:y1="27.5cm" svg:x2="18.1cm" svg:y2="27.7cm">
          <text:p/>
        </draw:line>
        <draw:line draw:style-name="gr3" draw:text-style-name="P1" draw:layer="layout" svg:x1="19.5cm" svg:y1="27.7cm" svg:x2="19.4cm" svg:y2="27.7cm">
          <text:p/>
        </draw:line>
        <draw:line draw:style-name="gr3" draw:text-style-name="P1" draw:layer="layout" svg:x1="18.1cm" svg:y1="27.5cm" svg:x2="17.9cm" svg:y2="27.5cm">
          <text:p/>
        </draw:line>
        <draw:line draw:style-name="gr4" draw:text-style-name="P1" draw:layer="layout" svg:x1="22cm" svg:y1="22.9cm" svg:x2="22cm" svg:y2="23.9cm">
          <text:p/>
        </draw:line>
        <draw:circle draw:style-name="gr4" draw:text-style-name="P1" draw:layer="layout" svg:width="2cm" svg:height="2cm" svg:x="21cm" svg:y="22.9cm" draw:kind="arc" draw:start-angle="90" draw:end-angle="180">
          <text:p/>
        </draw:circle>
        <draw:line draw:style-name="gr4" draw:text-style-name="P1" draw:layer="layout" svg:x1="17.4cm" svg:y1="22.9cm" svg:x2="17.4cm" svg:y2="23.9cm">
          <text:p/>
        </draw:line>
        <draw:circle draw:style-name="gr4" draw:text-style-name="P1" draw:layer="layout" svg:width="2cm" svg:height="2cm" svg:x="16.4cm" svg:y="22.9cm" draw:kind="arc" draw:start-angle="90" draw:end-angle="180">
          <text:p/>
        </draw:circle>
        <draw:circle draw:style-name="gr4" draw:text-style-name="P1" draw:layer="layout" svg:width="4cm" svg:height="4cm" draw:transform="rotate (3.1415926535892) translate (13.4cm 25.9cm)" draw:kind="arc" draw:start-angle="180" draw:end-angle="270">
          <text:p/>
        </draw:circle>
        <draw:line draw:style-name="gr4" draw:text-style-name="P1" draw:layer="layout" svg:x1="11.4cm" svg:y1="21.9cm" svg:x2="11.4cm" svg:y2="23.9cm">
          <text:p/>
        </draw:line>
        <draw:line draw:style-name="gr3" draw:text-style-name="P1" draw:layer="layout" svg:x1="6cm" svg:y1="33.1cm" svg:x2="6cm" svg:y2="32.1cm">
          <text:p/>
        </draw:line>
        <draw:line draw:style-name="gr3" draw:text-style-name="P1" draw:layer="layout" svg:x1="5.9cm" svg:y1="33.1cm" svg:x2="6.1cm" svg:y2="33.1cm">
          <text:p/>
        </draw:line>
        <draw:line draw:style-name="gr3" draw:text-style-name="P1" draw:layer="layout" svg:x1="5.9cm" svg:y1="32.1cm" svg:x2="6.1cm" svg:y2="32.1cm">
          <text:p/>
        </draw:line>
        <draw:line draw:style-name="gr5" draw:text-style-name="P1" draw:layer="layout" svg:x1="6.2cm" svg:y1="32cm" svg:x2="6.2cm" svg:y2="33.2cm">
          <text:p/>
        </draw:line>
        <draw:line draw:style-name="gr3" draw:text-style-name="P1" draw:layer="layout" svg:x1="5.9cm" svg:y1="33.1cm" svg:x2="5.9cm" svg:y2="35.5cm">
          <text:p/>
        </draw:line>
        <draw:line draw:style-name="gr3" draw:text-style-name="P1" draw:layer="layout" svg:x1="6.1cm" svg:y1="33.1cm" svg:x2="6.1cm" svg:y2="35.5cm">
          <text:p/>
        </draw:line>
        <draw:circle draw:style-name="gr4" draw:text-style-name="P1" draw:layer="layout" svg:width="2cm" svg:height="2cm" draw:transform="rotate (-1.57079632679579) translate (7cm 32.1cm)" draw:kind="arc" draw:start-angle="180" draw:end-angle="270">
          <text:p/>
        </draw:circle>
        <draw:line draw:style-name="gr4" draw:text-style-name="P1" draw:layer="layout" svg:x1="6cm" svg:y1="33.1cm" svg:x2="5cm" svg:y2="33.1cm">
          <text:p/>
        </draw:line>
        <draw:circle draw:style-name="gr4" draw:text-style-name="P1" draw:layer="layout" svg:width="2cm" svg:height="2cm" draw:transform="rotate (-1.57079632679579) translate (7cm 35.5cm)" draw:kind="arc" draw:start-angle="180" draw:end-angle="270">
          <text:p/>
        </draw:circle>
        <draw:line draw:style-name="gr4" draw:text-style-name="P1" draw:layer="layout" svg:x1="6cm" svg:y1="36.5cm" svg:x2="5cm" svg:y2="36.5cm">
          <text:p/>
        </draw:line>
        <draw:circle draw:style-name="gr4" draw:text-style-name="P1" draw:layer="layout" svg:width="2cm" svg:height="2cm" draw:transform="rotate (1.5707963267946) translate (22.2cm 30.9cm)" draw:kind="arc" draw:start-angle="270" draw:end-angle="0">
          <text:p/>
        </draw:circle>
        <draw:line draw:style-name="gr4" draw:text-style-name="P1" draw:layer="layout" svg:x1="23.2cm" svg:y1="29.9cm" svg:x2="24.2cm" svg:y2="29.9cm">
          <text:p/>
        </draw:line>
        <draw:line draw:style-name="gr8" draw:text-style-name="P1" draw:layer="layout" svg:x1="10.6cm" svg:y1="4cm" svg:x2="10.6cm" svg:y2="10.3cm">
          <text:p/>
        </draw:line>
        <draw:line draw:style-name="gr8" draw:text-style-name="P1" draw:layer="layout" svg:x1="19.6cm" svg:y1="7.7cm" svg:x2="19.6cm" svg:y2="11.1cm">
          <text:p/>
        </draw:line>
        <draw:line draw:style-name="gr8" draw:text-style-name="P1" draw:layer="layout" svg:x1="23.1cm" svg:y1="7.7cm" svg:x2="17.8cm" svg:y2="7.7cm">
          <text:p/>
        </draw:line>
        <draw:rect draw:style-name="gr9" draw:text-style-name="P1" draw:layer="ゾーン" svg:width="6.4cm" svg:height="6.4cm" svg:x="6cm" svg:y="4cm">
          <text:p/>
        </draw:rect>
        <draw:rect draw:style-name="gr9" draw:text-style-name="P1" draw:layer="ゾーン" svg:width="1.8cm" svg:height="3.5cm" svg:x="12.4cm" svg:y="4cm">
          <text:p/>
        </draw:rect>
        <draw:rect draw:style-name="gr9" draw:text-style-name="P1" draw:layer="ゾーン" svg:width="5.4cm" svg:height="7.3cm" svg:x="17.8cm" svg:y="4cm">
          <text:p/>
        </draw:rect>
        <draw:rect draw:style-name="gr9" draw:text-style-name="P1" draw:layer="ゾーン" svg:width="1.8cm" svg:height="1.8cm" svg:x="17.8cm" svg:y="11.3cm">
          <text:p/>
        </draw:rect>
        <draw:rect draw:style-name="gr9" draw:text-style-name="P1" draw:layer="ゾーン" svg:width="3.6cm" svg:height="1.8cm" svg:x="19.6cm" svg:y="11.3cm">
          <text:p/>
        </draw:rect>
        <draw:rect draw:style-name="gr9" draw:text-style-name="P1" draw:layer="ゾーン" svg:width="7cm" svg:height="1.9cm" svg:x="6cm" svg:y="10.4cm">
          <text:p/>
        </draw:rect>
        <draw:polygon draw:style-name="gr9" draw:text-style-name="P1" draw:layer="ゾーン" svg:width="9.999cm" svg:height="8.199cm" svg:x="6cm" svg:y="10.4cm" svg:viewBox="0 0 10000 8200" draw:points="0,8200 0,1900 7000,1900 7000,0 10000,0 10000,8200">
          <text:p/>
        </draw:polygon>
        <draw:polygon draw:style-name="gr9" draw:text-style-name="P1" draw:layer="ゾーン" svg:width="7.199cm" svg:height="7.299cm" svg:x="16cm" svg:y="11.3cm" svg:viewBox="0 0 7200 7300" draw:points="1800,0 0,0 0,7300 7200,7300 7200,1800 1800,1800">
          <text:p/>
        </draw:polygon>
        <draw:rect draw:style-name="gr9" draw:text-style-name="P1" draw:layer="ゾーン" svg:width="10cm" svg:height="8.2cm" svg:x="6cm" svg:y="30.3cm">
          <text:p/>
        </draw:rect>
        <draw:rect draw:style-name="gr9" draw:text-style-name="P1" draw:layer="ゾーン" svg:width="4.6cm" svg:height="6.4cm" svg:x="6cm" svg:y="23.9cm">
          <text:p/>
        </draw:rect>
        <draw:rect draw:style-name="gr9" draw:text-style-name="P1" draw:layer="ゾーン" svg:width="1.8cm" svg:height="3.6cm" svg:x="21.4cm" svg:y="31.2cm">
          <text:p/>
        </draw:rect>
        <draw:rect draw:style-name="gr9" draw:text-style-name="P1" draw:layer="ゾーン" svg:width="3.6cm" svg:height="3.6cm" svg:x="19.6cm" svg:y="27.6cm">
          <text:p/>
        </draw:rect>
        <draw:rect draw:style-name="gr9" draw:text-style-name="P1" draw:layer="ゾーン" svg:width="5.4cm" svg:height="3.7cm" svg:x="17.8cm" svg:y="23.9cm">
          <text:p/>
        </draw:rect>
        <draw:rect draw:style-name="gr9" draw:text-style-name="P1" draw:layer="ゾーン" svg:width="1.8cm" svg:height="3.7cm" svg:x="16cm" svg:y="23.9cm">
          <text:p/>
        </draw:rect>
        <draw:rect draw:style-name="gr9" draw:text-style-name="P1" draw:layer="ゾーン" svg:width="1.8cm" svg:height="3.7cm" svg:x="14.2cm" svg:y="23.9cm">
          <text:p/>
        </draw:rect>
        <draw:polygon draw:style-name="gr9" draw:text-style-name="P1" draw:layer="ゾーン" svg:width="7.199cm" svg:height="7.299cm" svg:x="16cm" svg:y="31.2cm" svg:viewBox="0 0 7200 7300" draw:points="0,0 5400,0 5400,3600 7200,3600 7200,7300 0,7300">
          <text:p/>
        </draw:polygon>
        <draw:frame draw:style-name="gr10" draw:layer="ゾーン" svg:width="5cm" svg:height="0.475cm" svg:x="8.7cm" svg:y="14.246cm">
          <draw:text-box>
            <text:p>2F主寝室</text:p>
          </draw:text-box>
        </draw:frame>
        <draw:frame draw:style-name="gr10" draw:layer="ゾーン" svg:width="5cm" svg:height="0.475cm" svg:x="17cm" svg:y="15.746cm">
          <draw:text-box>
            <text:p>2F子供室1</text:p>
          </draw:text-box>
        </draw:frame>
        <draw:frame draw:style-name="gr10" draw:layer="ゾーン" svg:width="5cm" svg:height="0.475cm" svg:x="18.1cm" svg:y="25.438cm">
          <draw:text-box>
            <text:p>1F洗面所</text:p>
          </draw:text-box>
        </draw:frame>
        <draw:frame draw:style-name="gr10" draw:layer="ゾーン" svg:width="5cm" svg:height="0.475cm" svg:x="18.1cm" svg:y="7.046cm">
          <draw:text-box>
            <text:p>2F子供室2</text:p>
          </draw:text-box>
        </draw:frame>
        <draw:frame draw:style-name="gr10" draw:layer="ゾーン" svg:width="5cm" svg:height="0.475cm" svg:x="6.4cm" svg:y="7.978cm">
          <draw:text-box>
            <text:p>2F予備室</text:p>
          </draw:text-box>
        </draw:frame>
        <draw:frame draw:style-name="gr10" draw:layer="ゾーン" svg:width="5cm" svg:height="0.475cm" svg:x="10.8cm" svg:y="5.546cm">
          <draw:text-box>
            <text:p>2FWC</text:p>
          </draw:text-box>
        </draw:frame>
        <draw:frame draw:style-name="gr10" draw:layer="ゾーン" svg:width="5cm" svg:height="0.475cm" svg:x="18.7cm" svg:y="29.338cm">
          <draw:text-box>
            <text:p>1F浴室</text:p>
          </draw:text-box>
        </draw:frame>
        <draw:frame draw:style-name="gr11" draw:layer="ゾーン" svg:width="5cm" svg:height="0.475cm" svg:x="16.7cm" svg:y="34.982cm">
          <draw:text-box>
            <text:p>1F和室</text:p>
          </draw:text-box>
        </draw:frame>
        <draw:frame draw:style-name="gr10" draw:layer="ゾーン" svg:width="5cm" svg:height="0.475cm" svg:x="8.6cm" svg:y="34.338cm">
          <draw:text-box>
            <text:p>1F居間</text:p>
          </draw:text-box>
        </draw:frame>
        <draw:frame draw:style-name="gr10" draw:layer="ゾーン" svg:width="5cm" svg:height="0.475cm" svg:x="5.9cm" svg:y="26.387cm">
          <draw:text-box>
            <text:p>1F台所</text:p>
          </draw:text-box>
        </draw:frame>
        <draw:frame draw:style-name="gr10" draw:layer="ゾーン" svg:width="5cm" svg:height="0.475cm" svg:x="12cm" svg:y="28.938cm">
          <draw:text-box>
            <text:p>1F廊下</text:p>
          </draw:text-box>
        </draw:frame>
        <draw:frame draw:style-name="gr10" draw:layer="ゾーン" svg:width="5cm" svg:height="0.475cm" svg:x="14.4cm" svg:y="25.325cm">
          <draw:text-box>
            <text:p>1FWC</text:p>
          </draw:text-box>
        </draw:frame>
        <draw:frame draw:style-name="gr10" draw:layer="ゾーン" svg:width="5cm" svg:height="0.459cm" svg:x="12.6cm" svg:y="25.233cm">
          <draw:text-box>
            <text:p>階段室</text:p>
          </draw:text-box>
        </draw:frame>
        <draw:polygon draw:style-name="gr12" draw:layer="ゾーン" svg:width="5.399cm" svg:height="3.799cm" svg:x="12.4cm" svg:y="7.5cm" svg:viewBox="0 0 5400 3800" draw:points="0,2900 0,0 5400,0 5400,3800 3600,3800 3600,2900">
          <text:p/>
        </draw:polygon>
        <draw:rect draw:style-name="gr12" draw:layer="ゾーン" svg:width="3.6cm" svg:height="3.5cm" svg:x="14.2cm" svg:y="4cm">
          <text:p/>
        </draw:rect>
        <draw:frame draw:style-name="gr10" draw:layer="ゾーン" svg:width="5cm" svg:height="0.475cm" svg:x="12.6cm" svg:y="8.7cm">
          <draw:text-box>
            <text:p>2F廊下</text:p>
          </draw:text-box>
        </draw:frame>
        <draw:frame draw:style-name="gr10" draw:layer="ゾーン" svg:width="5cm" svg:height="0.459cm" svg:x="13.6cm" svg:y="5.5cm">
          <draw:text-box>
            <text:p>階段室</text:p>
          </draw:text-box>
        </draw:frame>
        <draw:frame draw:style-name="gr11" draw:layer="ゾーン" svg:width="3.9cm" svg:height="0.475cm" svg:x="20.4cm" svg:y="32.8cm">
          <draw:text-box>
            <text:p>1F押入</text:p>
          </draw:text-box>
        </draw:frame>
        <draw:frame draw:style-name="gr13" draw:layer="ゾーン" svg:width="3.9cm" svg:height="0.675cm" svg:x="7.2cm" svg:y="10.825cm">
          <draw:text-box>
            <text:p>2F押入1</text:p>
          </draw:text-box>
        </draw:frame>
        <draw:frame draw:style-name="gr14" draw:layer="ゾーン" svg:width="3.9cm" svg:height="0.475cm" svg:x="16.7cm" svg:y="11.575cm">
          <draw:text-box>
            <text:p>2F押入2</text:p>
          </draw:text-box>
        </draw:frame>
        <draw:frame draw:style-name="gr11" draw:layer="ゾーン" svg:width="3.9cm" svg:height="0.475cm" svg:x="19.4cm" svg:y="11.6cm">
          <draw:text-box>
            <text:p>2F押入3</text:p>
          </draw:text-box>
        </draw:frame>
        <draw:line draw:style-name="gr2" draw:text-style-name="P1" draw:layer="measurelines" svg:x1="24.3cm" svg:y1="18.6cm" svg:x2="26.1cm" svg:y2="18.6cm">
          <text:p/>
        </draw:line>
        <draw:line draw:style-name="gr2" draw:text-style-name="P1" draw:layer="measurelines" svg:x1="24.3cm" svg:y1="11.3cm" svg:x2="26.1cm" svg:y2="11.3cm">
          <text:p/>
        </draw:line>
        <draw:line draw:style-name="gr2" draw:text-style-name="P1" draw:layer="measurelines" svg:x1="24.3cm" svg:y1="13.1cm" svg:x2="25.1cm" svg:y2="13.1cm">
          <text:p/>
        </draw:line>
        <draw:line draw:style-name="gr3" draw:text-style-name="P1" draw:layer="layout" svg:x1="5.9cm" svg:y1="3.9cm" svg:x2="5.9cm" svg:y2="14.5cm">
          <text:p/>
        </draw:line>
        <draw:line draw:style-name="gr3" draw:text-style-name="P1" draw:layer="layout" svg:x1="22cm" svg:y1="3.9cm" svg:x2="23.3cm" svg:y2="3.9cm">
          <text:p/>
        </draw:line>
        <draw:line draw:style-name="gr3" draw:text-style-name="P1" draw:layer="layout" svg:x1="23.3cm" svg:y1="15.5cm" svg:x2="23.3cm" svg:y2="18.7cm">
          <text:p/>
        </draw:line>
        <draw:line draw:style-name="gr3" draw:text-style-name="P1" draw:layer="layout" svg:x1="10.4cm" svg:y1="18.7cm" svg:x2="12.3cm" svg:y2="18.7cm">
          <text:p/>
        </draw:line>
        <draw:line draw:style-name="gr3" draw:text-style-name="P1" draw:layer="layout" svg:x1="22cm" svg:y1="4.1cm" svg:x2="23.1cm" svg:y2="4.1cm">
          <text:p/>
        </draw:line>
        <draw:line draw:style-name="gr3" draw:text-style-name="P1" draw:layer="layout" svg:x1="6.1cm" svg:y1="4.1cm" svg:x2="6.1cm" svg:y2="10.3cm">
          <text:p/>
        </draw:line>
        <draw:line draw:style-name="gr3" draw:text-style-name="P1" draw:layer="layout" svg:x1="10.4cm" svg:y1="18.5cm" svg:x2="12.3cm" svg:y2="18.5cm">
          <text:p/>
        </draw:line>
        <draw:line draw:style-name="gr3" draw:text-style-name="P1" draw:layer="layout" svg:x1="23.1cm" svg:y1="15.5cm" svg:x2="23.1cm" svg:y2="18.5cm">
          <text:p/>
        </draw:line>
        <draw:line draw:style-name="gr3" draw:text-style-name="P1" draw:layer="layout" svg:x1="5.9cm" svg:y1="3.9cm" svg:x2="8cm" svg:y2="3.9cm">
          <text:p/>
        </draw:line>
        <draw:line draw:style-name="gr3" draw:text-style-name="P1" draw:layer="layout" svg:x1="11.4cm" svg:y1="3.9cm" svg:x2="11.4cm" svg:y2="4.1cm">
          <text:p/>
        </draw:line>
        <draw:line draw:style-name="gr3" draw:text-style-name="P1" draw:layer="layout" svg:x1="8cm" svg:y1="3.9cm" svg:x2="8cm" svg:y2="4.1cm">
          <text:p/>
        </draw:line>
        <draw:line draw:style-name="gr3" draw:text-style-name="P1" draw:layer="layout" svg:x1="6.1cm" svg:y1="4.1cm" svg:x2="8cm" svg:y2="4.1cm">
          <text:p/>
        </draw:line>
        <draw:line draw:style-name="gr3" draw:text-style-name="P1" draw:layer="layout" svg:x1="8.1cm" svg:y1="3.9cm" svg:x2="9.8cm" svg:y2="3.9cm">
          <text:p/>
        </draw:line>
        <draw:line draw:style-name="gr3" draw:text-style-name="P1" draw:layer="layout" svg:x1="9.6cm" svg:y1="4cm" svg:x2="11.3cm" svg:y2="4cm">
          <text:p/>
        </draw:line>
        <draw:line draw:style-name="gr3" draw:text-style-name="P1" draw:layer="layout" svg:x1="9.7cm" svg:y1="3.8cm" svg:x2="9.7cm" svg:y2="4.1cm">
          <text:p/>
        </draw:line>
        <draw:line draw:style-name="gr5" draw:text-style-name="P1" draw:layer="layout" svg:x1="7.9cm" svg:y1="4.2cm" svg:x2="11.5cm" svg:y2="4.2cm">
          <text:p/>
        </draw:line>
        <draw:line draw:style-name="gr3" draw:text-style-name="P1" draw:layer="layout" svg:x1="12.8cm" svg:y1="4cm" svg:x2="13.8cm" svg:y2="4cm">
          <text:p/>
        </draw:line>
        <draw:line draw:style-name="gr3" draw:text-style-name="P1" draw:layer="layout" svg:x1="11.4cm" svg:y1="3.9cm" svg:x2="12.8cm" svg:y2="3.9cm">
          <text:p/>
        </draw:line>
        <draw:line draw:style-name="gr3" draw:text-style-name="P1" draw:layer="layout" svg:x1="11.4cm" svg:y1="4.1cm" svg:x2="12.8cm" svg:y2="4.1cm">
          <text:p/>
        </draw:line>
        <draw:line draw:style-name="gr3" draw:text-style-name="P1" draw:layer="layout" svg:x1="12.8cm" svg:y1="3.9cm" svg:x2="12.8cm" svg:y2="4.1cm">
          <text:p/>
        </draw:line>
        <draw:line draw:style-name="gr3" draw:text-style-name="P1" draw:layer="layout" svg:x1="13.8cm" svg:y1="3.9cm" svg:x2="13.8cm" svg:y2="4.1cm">
          <text:p/>
        </draw:line>
        <draw:line draw:style-name="gr3" draw:text-style-name="P1" draw:layer="layout" svg:x1="16.4cm" svg:y1="4cm" svg:x2="17.4cm" svg:y2="4cm">
          <text:p/>
        </draw:line>
        <draw:line draw:style-name="gr3" draw:text-style-name="P1" draw:layer="layout" svg:x1="16.4cm" svg:y1="3.9cm" svg:x2="16.4cm" svg:y2="4.1cm">
          <text:p/>
        </draw:line>
        <draw:line draw:style-name="gr3" draw:text-style-name="P1" draw:layer="layout" svg:x1="17.4cm" svg:y1="3.9cm" svg:x2="17.4cm" svg:y2="4.1cm">
          <text:p/>
        </draw:line>
        <draw:line draw:style-name="gr3" draw:text-style-name="P1" draw:layer="layout" svg:x1="13.8cm" svg:y1="3.9cm" svg:x2="16.4cm" svg:y2="3.9cm">
          <text:p/>
        </draw:line>
        <draw:line draw:style-name="gr3" draw:text-style-name="P1" draw:layer="layout" svg:x1="14.3cm" svg:y1="4.1cm" svg:x2="16.4cm" svg:y2="4.1cm">
          <text:p/>
        </draw:line>
        <draw:line draw:style-name="gr3" draw:text-style-name="P1" draw:layer="layout" svg:x1="22cm" svg:y1="3.9cm" svg:x2="22cm" svg:y2="4.1cm">
          <text:p/>
        </draw:line>
        <draw:line draw:style-name="gr3" draw:text-style-name="P1" draw:layer="layout" svg:x1="18.6cm" svg:y1="3.9cm" svg:x2="18.6cm" svg:y2="4.1cm">
          <text:p/>
        </draw:line>
        <draw:line draw:style-name="gr3" draw:text-style-name="P1" draw:layer="layout" svg:x1="18.7cm" svg:y1="3.9cm" svg:x2="20.4cm" svg:y2="3.9cm">
          <text:p/>
        </draw:line>
        <draw:line draw:style-name="gr3" draw:text-style-name="P1" draw:layer="layout" svg:x1="20.2cm" svg:y1="4cm" svg:x2="21.9cm" svg:y2="4cm">
          <text:p/>
        </draw:line>
        <draw:line draw:style-name="gr3" draw:text-style-name="P1" draw:layer="layout" svg:x1="20.3cm" svg:y1="3.8cm" svg:x2="20.3cm" svg:y2="4.1cm">
          <text:p/>
        </draw:line>
        <draw:line draw:style-name="gr5" draw:text-style-name="P1" draw:layer="layout" svg:x1="18.5cm" svg:y1="4.2cm" svg:x2="22.1cm" svg:y2="4.2cm">
          <text:p/>
        </draw:line>
        <draw:line draw:style-name="gr3" draw:text-style-name="P1" draw:layer="layout" svg:x1="17.4cm" svg:y1="4.1cm" svg:x2="17.7cm" svg:y2="4.1cm">
          <text:p/>
        </draw:line>
        <draw:line draw:style-name="gr3" draw:text-style-name="P1" draw:layer="layout" svg:x1="17.4cm" svg:y1="3.9cm" svg:x2="18.6cm" svg:y2="3.9cm">
          <text:p/>
        </draw:line>
        <draw:line draw:style-name="gr3" draw:text-style-name="P1" draw:layer="layout" svg:x1="6.1cm" svg:y1="10.3cm" svg:x2="12.3cm" svg:y2="10.3cm">
          <text:p/>
        </draw:line>
        <draw:line draw:style-name="gr3" draw:text-style-name="P1" draw:layer="layout" svg:x1="16.1cm" svg:y1="11.4cm" svg:x2="16.1cm" svg:y2="18.5cm">
          <text:p/>
        </draw:line>
        <draw:line draw:style-name="gr3" draw:text-style-name="P1" draw:layer="layout" svg:x1="15.9cm" svg:y1="10.5cm" svg:x2="15.9cm" svg:y2="18.5cm">
          <text:p/>
        </draw:line>
        <draw:line draw:style-name="gr3" draw:text-style-name="P1" draw:layer="layout" svg:x1="6.1cm" svg:y1="10.5cm" svg:x2="13.3cm" svg:y2="10.5cm">
          <text:p/>
        </draw:line>
        <draw:line draw:style-name="gr3" draw:text-style-name="P1" draw:layer="layout" svg:x1="15.9cm" svg:y1="7.4cm" svg:x2="15.9cm" svg:y2="5.7cm">
          <text:p/>
        </draw:line>
        <draw:line draw:style-name="gr3" draw:text-style-name="P1" draw:layer="layout" svg:x1="15.9cm" svg:y1="5.7cm" svg:x2="16.1cm" svg:y2="5.7cm">
          <text:p/>
        </draw:line>
        <draw:line draw:style-name="gr3" draw:text-style-name="P1" draw:layer="layout" svg:x1="16.1cm" svg:y1="7.6cm" svg:x2="16.1cm" svg:y2="5.7cm">
          <text:p/>
        </draw:line>
        <draw:line draw:style-name="gr4" draw:text-style-name="P1" draw:layer="layout" svg:x1="16.1cm" svg:y1="5.8cm" svg:x2="17.7cm" svg:y2="5.8cm">
          <text:p/>
        </draw:line>
        <draw:line draw:style-name="gr3" draw:text-style-name="P1" draw:layer="layout" svg:x1="17.7cm" svg:y1="8.7cm" svg:x2="17.7cm" svg:y2="4.1cm">
          <text:p/>
        </draw:line>
        <draw:line draw:style-name="gr3" draw:text-style-name="P1" draw:layer="layout" svg:x1="17.9cm" svg:y1="8.7cm" svg:x2="17.9cm" svg:y2="4.1cm">
          <text:p/>
        </draw:line>
        <draw:line draw:style-name="gr3" draw:text-style-name="P1" draw:layer="layout" svg:x1="17.9cm" svg:y1="4.1cm" svg:x2="18.6cm" svg:y2="4.1cm">
          <text:p/>
        </draw:line>
        <draw:line draw:style-name="gr4" draw:text-style-name="P1" draw:layer="layout" svg:x1="16.1cm" svg:y1="6.2cm" svg:x2="17.7cm" svg:y2="6.2cm">
          <text:p/>
        </draw:line>
        <draw:line draw:style-name="gr4" draw:text-style-name="P1" draw:layer="layout" svg:x1="16.1cm" svg:y1="6.6cm" svg:x2="17.7cm" svg:y2="6.6cm">
          <text:p/>
        </draw:line>
        <draw:line draw:style-name="gr4" draw:text-style-name="P1" draw:layer="layout" svg:x1="14.3cm" svg:y1="7cm" svg:x2="15.9cm" svg:y2="7cm">
          <text:p/>
        </draw:line>
        <draw:line draw:style-name="gr4" draw:text-style-name="P1" draw:layer="layout" svg:x1="14.3cm" svg:y1="5.8cm" svg:x2="15.9cm" svg:y2="5.8cm">
          <text:p/>
        </draw:line>
        <draw:line draw:style-name="gr4" draw:text-style-name="P1" draw:layer="layout" svg:x1="14.3cm" svg:y1="6.2cm" svg:x2="15.9cm" svg:y2="6.2cm">
          <text:p/>
        </draw:line>
        <draw:line draw:style-name="gr4" draw:text-style-name="P1" draw:layer="layout" svg:x1="14.3cm" svg:y1="6.6cm" svg:x2="15.9cm" svg:y2="6.6cm">
          <text:p/>
        </draw:line>
        <draw:line draw:style-name="gr3" draw:text-style-name="P1" draw:layer="layout" svg:x1="14.3cm" svg:y1="7.4cm" svg:x2="15.9cm" svg:y2="7.4cm">
          <text:p/>
        </draw:line>
        <draw:line draw:style-name="gr3" draw:text-style-name="P1" draw:layer="layout" svg:x1="13.8cm" svg:y1="7.6cm" svg:x2="16.1cm" svg:y2="7.6cm">
          <text:p/>
        </draw:line>
        <draw:line draw:style-name="gr3" draw:text-style-name="P1" draw:layer="layout" svg:x1="14.1cm" svg:y1="7.4cm" svg:x2="14.1cm" svg:y2="4.1cm">
          <text:p/>
        </draw:line>
        <draw:line draw:style-name="gr3" draw:text-style-name="P1" draw:layer="layout" svg:x1="14.3cm" svg:y1="7.4cm" svg:x2="14.3cm" svg:y2="4.1cm">
          <text:p/>
        </draw:line>
        <draw:line draw:style-name="gr3" draw:text-style-name="P1" draw:layer="layout" svg:x1="13.8cm" svg:y1="4.1cm" svg:x2="14.1cm" svg:y2="4.1cm">
          <text:p/>
        </draw:line>
        <draw:line draw:style-name="gr3" draw:text-style-name="P1" draw:layer="layout" svg:x1="13.8cm" svg:y1="7.4cm" svg:x2="13.8cm" svg:y2="7.6cm">
          <text:p/>
        </draw:line>
        <draw:line draw:style-name="gr3" draw:text-style-name="P1" draw:layer="layout" svg:x1="13.8cm" svg:y1="7.4cm" svg:x2="14.1cm" svg:y2="7.4cm">
          <text:p/>
        </draw:line>
        <draw:line draw:style-name="gr4" draw:text-style-name="P1" draw:layer="layout" svg:x1="16cm" svg:y1="5.7cm" svg:x2="16cm" svg:y2="4.1cm">
          <text:p/>
        </draw:line>
        <draw:line draw:style-name="gr4" draw:text-style-name="P1" draw:layer="layout" svg:x1="15.1cm" svg:y1="4.1cm" svg:x2="15.9cm" svg:y2="5.7cm">
          <text:p/>
        </draw:line>
        <draw:line draw:style-name="gr4" draw:text-style-name="P1" draw:layer="layout" svg:x1="14.3cm" svg:y1="4.9cm" svg:x2="15.9cm" svg:y2="5.7cm">
          <text:p/>
        </draw:line>
        <draw:line draw:style-name="gr4" draw:text-style-name="P1" draw:layer="layout" svg:x1="13.3cm" svg:y1="12cm" svg:x2="13.3cm" svg:y2="10.4cm">
          <text:p/>
        </draw:line>
        <draw:line draw:style-name="gr3" draw:text-style-name="P1" draw:layer="layout" svg:x1="17.7cm" svg:y1="8.7cm" svg:x2="17.9cm" svg:y2="8.7cm">
          <text:p/>
        </draw:line>
        <draw:line draw:style-name="gr3" draw:text-style-name="P1" draw:layer="layout" svg:x1="12.3cm" svg:y1="8.6cm" svg:x2="12.3cm" svg:y2="4.1cm">
          <text:p/>
        </draw:line>
        <draw:line draw:style-name="gr3" draw:text-style-name="P1" draw:layer="layout" svg:x1="12.5cm" svg:y1="8.6cm" svg:x2="12.5cm" svg:y2="4.1cm">
          <text:p/>
        </draw:line>
        <draw:line draw:style-name="gr3" draw:text-style-name="P1" draw:layer="layout" svg:x1="12.3cm" svg:y1="8.6cm" svg:x2="12.5cm" svg:y2="8.6cm">
          <text:p/>
        </draw:line>
        <draw:line draw:style-name="gr4" draw:text-style-name="P1" draw:layer="layout" svg:x1="6.1cm" svg:y1="12.2cm" svg:x2="7.9cm" svg:y2="12.2cm">
          <text:p/>
        </draw:line>
        <draw:line draw:style-name="gr3" draw:text-style-name="P1" draw:layer="layout" svg:x1="9.5cm" svg:y1="10.5cm" svg:x2="9.5cm" svg:y2="12.3cm">
          <text:p/>
        </draw:line>
        <draw:line draw:style-name="gr3" draw:text-style-name="P1" draw:layer="layout" svg:x1="9.6cm" svg:y1="10.5cm" svg:x2="9.6cm" svg:y2="12.3cm">
          <text:p/>
        </draw:line>
        <draw:line draw:style-name="gr3" draw:text-style-name="P1" draw:layer="layout" svg:x1="9.5cm" svg:y1="12.3cm" svg:x2="9.6cm" svg:y2="12.3cm">
          <text:p/>
        </draw:line>
        <draw:line draw:style-name="gr3" draw:text-style-name="P1" draw:layer="layout" svg:x1="13cm" svg:y1="10.5cm" svg:x2="13cm" svg:y2="12.3cm">
          <text:p/>
        </draw:line>
        <draw:line draw:style-name="gr3" draw:text-style-name="P1" draw:layer="layout" svg:x1="13.1cm" svg:y1="10.5cm" svg:x2="13.1cm" svg:y2="12.3cm">
          <text:p/>
        </draw:line>
        <draw:line draw:style-name="gr3" draw:text-style-name="P1" draw:layer="layout" svg:x1="13cm" svg:y1="12.3cm" svg:x2="13.1cm" svg:y2="12.3cm">
          <text:p/>
        </draw:line>
        <draw:line draw:style-name="gr4" draw:text-style-name="P1" draw:layer="layout" svg:x1="7.8cm" svg:y1="12.1cm" svg:x2="7.8cm" svg:y2="12.4cm">
          <text:p/>
        </draw:line>
        <draw:line draw:style-name="gr4" draw:text-style-name="P1" draw:layer="layout" svg:x1="7.7cm" svg:y1="12.3cm" svg:x2="9.5cm" svg:y2="12.3cm">
          <text:p/>
        </draw:line>
        <draw:line draw:style-name="gr4" draw:text-style-name="P1" draw:layer="layout" svg:x1="9.6cm" svg:y1="12.2cm" svg:x2="11.4cm" svg:y2="12.2cm">
          <text:p/>
        </draw:line>
        <draw:line draw:style-name="gr4" draw:text-style-name="P1" draw:layer="layout" svg:x1="11.3cm" svg:y1="12.1cm" svg:x2="11.3cm" svg:y2="12.4cm">
          <text:p/>
        </draw:line>
        <draw:line draw:style-name="gr4" draw:text-style-name="P1" draw:layer="layout" svg:x1="11.2cm" svg:y1="12.3cm" svg:x2="13cm" svg:y2="12.3cm">
          <text:p/>
        </draw:line>
        <draw:line draw:style-name="gr4" draw:text-style-name="P1" draw:layer="layout" svg:x1="6.1cm" svg:y1="10.5cm" svg:x2="9.5cm" svg:y2="12.2cm">
          <text:p/>
        </draw:line>
        <draw:line draw:style-name="gr4" draw:text-style-name="P1" draw:layer="layout" svg:x1="6.1cm" svg:y1="12.2cm" svg:x2="9.5cm" svg:y2="10.5cm">
          <text:p/>
        </draw:line>
        <draw:line draw:style-name="gr4" draw:text-style-name="P1" draw:layer="layout" svg:x1="9.6cm" svg:y1="10.5cm" svg:x2="13cm" svg:y2="12.2cm">
          <text:p/>
        </draw:line>
        <draw:line draw:style-name="gr4" draw:text-style-name="P1" draw:layer="layout" svg:x1="9.6cm" svg:y1="12.2cm" svg:x2="13cm" svg:y2="10.5cm">
          <text:p/>
        </draw:line>
        <draw:line draw:style-name="gr3" draw:text-style-name="P1" draw:layer="layout" svg:x1="14.9cm" svg:y1="10.3cm" svg:x2="14.9cm" svg:y2="10.5cm">
          <text:p/>
        </draw:line>
        <draw:line draw:style-name="gr3" draw:text-style-name="P1" draw:layer="layout" svg:x1="14.9cm" svg:y1="10.3cm" svg:x2="16.1cm" svg:y2="10.3cm">
          <text:p/>
        </draw:line>
        <draw:line draw:style-name="gr3" draw:text-style-name="P1" draw:layer="layout" svg:x1="14.9cm" svg:y1="10.5cm" svg:x2="15.9cm" svg:y2="10.5cm">
          <text:p/>
        </draw:line>
        <draw:line draw:style-name="gr3" draw:text-style-name="P1" draw:layer="layout" svg:x1="13.3cm" svg:y1="10.3cm" svg:x2="13.3cm" svg:y2="10.5cm">
          <text:p/>
        </draw:line>
        <draw:line draw:style-name="gr3" draw:text-style-name="P1" draw:layer="layout" svg:x1="12.3cm" svg:y1="10.2cm" svg:x2="12.5cm" svg:y2="10.2cm">
          <text:p/>
        </draw:line>
        <draw:line draw:style-name="gr3" draw:text-style-name="P1" draw:layer="layout" svg:x1="12.3cm" svg:y1="10.2cm" svg:x2="12.3cm" svg:y2="10.3cm">
          <text:p/>
        </draw:line>
        <draw:line draw:style-name="gr3" draw:text-style-name="P1" draw:layer="layout" svg:x1="12.5cm" svg:y1="10.2cm" svg:x2="12.5cm" svg:y2="10.3cm">
          <text:p/>
        </draw:line>
        <draw:line draw:style-name="gr3" draw:text-style-name="P1" draw:layer="layout" svg:x1="12.5cm" svg:y1="10.3cm" svg:x2="13.3cm" svg:y2="10.3cm">
          <text:p/>
        </draw:line>
        <draw:line draw:style-name="gr3" draw:text-style-name="P1" draw:layer="layout" svg:x1="12.3cm" svg:y1="18.7cm" svg:x2="12.3cm" svg:y2="18.5cm">
          <text:p/>
        </draw:line>
        <draw:line draw:style-name="gr3" draw:text-style-name="P1" draw:layer="layout" svg:x1="15.7cm" svg:y1="18.7cm" svg:x2="15.7cm" svg:y2="18.5cm">
          <text:p/>
        </draw:line>
        <draw:line draw:style-name="gr3" draw:text-style-name="P1" draw:layer="layout" svg:x1="15.6cm" svg:y1="18.7cm" svg:x2="13.9cm" svg:y2="18.7cm">
          <text:p/>
        </draw:line>
        <draw:line draw:style-name="gr3" draw:text-style-name="P1" draw:layer="layout" svg:x1="14.1cm" svg:y1="18.6cm" svg:x2="12.4cm" svg:y2="18.6cm">
          <text:p/>
        </draw:line>
        <draw:line draw:style-name="gr3" draw:text-style-name="P1" draw:layer="layout" svg:x1="14cm" svg:y1="18.8cm" svg:x2="14cm" svg:y2="18.5cm">
          <text:p/>
        </draw:line>
        <draw:line draw:style-name="gr5" draw:text-style-name="P1" draw:layer="layout" svg:x1="15.8cm" svg:y1="18.4cm" svg:x2="12.2cm" svg:y2="18.4cm">
          <text:p/>
        </draw:line>
        <draw:line draw:style-name="gr3" draw:text-style-name="P1" draw:layer="layout" svg:x1="15.7cm" svg:y1="18.7cm" svg:x2="18cm" svg:y2="18.7cm">
          <text:p/>
        </draw:line>
        <draw:line draw:style-name="gr3" draw:text-style-name="P1" draw:layer="layout" svg:x1="15.7cm" svg:y1="18.5cm" svg:x2="18cm" svg:y2="18.5cm">
          <text:p/>
        </draw:line>
        <draw:line draw:style-name="gr3" draw:text-style-name="P1" draw:layer="layout" svg:x1="7cm" svg:y1="18.7cm" svg:x2="7cm" svg:y2="18.5cm">
          <text:p/>
        </draw:line>
        <draw:line draw:style-name="gr3" draw:text-style-name="P1" draw:layer="layout" svg:x1="10.4cm" svg:y1="18.7cm" svg:x2="10.4cm" svg:y2="18.5cm">
          <text:p/>
        </draw:line>
        <draw:line draw:style-name="gr3" draw:text-style-name="P1" draw:layer="layout" svg:x1="10.3cm" svg:y1="18.7cm" svg:x2="8.6cm" svg:y2="18.7cm">
          <text:p/>
        </draw:line>
        <draw:line draw:style-name="gr3" draw:text-style-name="P1" draw:layer="layout" svg:x1="8.8cm" svg:y1="18.6cm" svg:x2="7.1cm" svg:y2="18.6cm">
          <text:p/>
        </draw:line>
        <draw:line draw:style-name="gr3" draw:text-style-name="P1" draw:layer="layout" svg:x1="8.7cm" svg:y1="18.8cm" svg:x2="8.7cm" svg:y2="18.5cm">
          <text:p/>
        </draw:line>
        <draw:line draw:style-name="gr5" draw:text-style-name="P1" draw:layer="layout" svg:x1="10.5cm" svg:y1="18.4cm" svg:x2="6.9cm" svg:y2="18.4cm">
          <text:p/>
        </draw:line>
        <draw:line draw:style-name="gr3" draw:text-style-name="P1" draw:layer="layout" svg:x1="5.9cm" svg:y1="18.7cm" svg:x2="7cm" svg:y2="18.7cm">
          <text:p/>
        </draw:line>
        <draw:line draw:style-name="gr3" draw:text-style-name="P1" draw:layer="layout" svg:x1="6.1cm" svg:y1="18.5cm" svg:x2="7cm" svg:y2="18.5cm">
          <text:p/>
        </draw:line>
        <draw:line draw:style-name="gr3" draw:text-style-name="P1" draw:layer="layout" svg:x1="6cm" svg:y1="15.5cm" svg:x2="6cm" svg:y2="14.5cm">
          <text:p/>
        </draw:line>
        <draw:line draw:style-name="gr3" draw:text-style-name="P1" draw:layer="layout" svg:x1="5.9cm" svg:y1="15.5cm" svg:x2="6.1cm" svg:y2="15.5cm">
          <text:p/>
        </draw:line>
        <draw:line draw:style-name="gr3" draw:text-style-name="P1" draw:layer="layout" svg:x1="5.9cm" svg:y1="14.5cm" svg:x2="6.1cm" svg:y2="14.5cm">
          <text:p/>
        </draw:line>
        <draw:line draw:style-name="gr3" draw:text-style-name="P1" draw:layer="layout" svg:x1="5.9cm" svg:y1="18.7cm" svg:x2="5.9cm" svg:y2="15.5cm">
          <text:p/>
        </draw:line>
        <draw:line draw:style-name="gr3" draw:text-style-name="P1" draw:layer="layout" svg:x1="6.1cm" svg:y1="18.5cm" svg:x2="6.1cm" svg:y2="15.5cm">
          <text:p/>
        </draw:line>
        <draw:line draw:style-name="gr5" draw:text-style-name="P1" draw:layer="layout" svg:x1="6.2cm" svg:y1="14.4cm" svg:x2="6.2cm" svg:y2="15.6cm">
          <text:p/>
        </draw:line>
        <draw:line draw:style-name="gr3" draw:text-style-name="P1" draw:layer="layout" svg:x1="23.1cm" svg:y1="13cm" svg:x2="19.7cm" svg:y2="13cm">
          <text:p/>
        </draw:line>
        <draw:line draw:style-name="gr3" draw:text-style-name="P1" draw:layer="layout" svg:x1="23.1cm" svg:y1="13.2cm" svg:x2="19.5cm" svg:y2="13.2cm">
          <text:p/>
        </draw:line>
        <draw:line draw:style-name="gr4" draw:text-style-name="P1" draw:layer="layout" svg:x1="23.1cm" svg:y1="11.3cm" svg:x2="21.3cm" svg:y2="11.3cm">
          <text:p/>
        </draw:line>
        <draw:line draw:style-name="gr4" draw:text-style-name="P1" draw:layer="layout" svg:x1="21.4cm" svg:y1="11.4cm" svg:x2="21.4cm" svg:y2="11.1cm">
          <text:p/>
        </draw:line>
        <draw:line draw:style-name="gr4" draw:text-style-name="P1" draw:layer="layout" svg:x1="21.5cm" svg:y1="11.2cm" svg:x2="19.7cm" svg:y2="11.2cm">
          <text:p/>
        </draw:line>
        <draw:line draw:style-name="gr4" draw:text-style-name="P1" draw:layer="layout" svg:x1="23.1cm" svg:y1="13cm" svg:x2="19.7cm" svg:y2="11.3cm">
          <text:p/>
        </draw:line>
        <draw:line draw:style-name="gr4" draw:text-style-name="P1" draw:layer="layout" svg:x1="23.1cm" svg:y1="11.3cm" svg:x2="19.7cm" svg:y2="13cm">
          <text:p/>
        </draw:line>
        <draw:line draw:style-name="gr3" draw:text-style-name="P1" draw:layer="layout" svg:x1="19.7cm" svg:y1="11.2cm" svg:x2="19.7cm" svg:y2="13cm">
          <text:p/>
        </draw:line>
        <draw:line draw:style-name="gr3" draw:text-style-name="P1" draw:layer="layout" svg:x1="19.7cm" svg:y1="11.2cm" svg:x2="17.9cm" svg:y2="11.2cm">
          <text:p/>
        </draw:line>
        <draw:line draw:style-name="gr3" draw:text-style-name="P1" draw:layer="layout" svg:x1="19.5cm" svg:y1="11.4cm" svg:x2="17.9cm" svg:y2="11.4cm">
          <text:p/>
        </draw:line>
        <draw:line draw:style-name="gr3" draw:text-style-name="P1" draw:layer="layout" svg:x1="19.5cm" svg:y1="11.4cm" svg:x2="19.5cm" svg:y2="13.2cm">
          <text:p/>
        </draw:line>
        <draw:line draw:style-name="gr3" draw:text-style-name="P1" draw:layer="layout" svg:x1="17.7cm" svg:y1="10.3cm" svg:x2="17.9cm" svg:y2="10.3cm">
          <text:p/>
        </draw:line>
        <draw:line draw:style-name="gr3" draw:text-style-name="P1" draw:layer="layout" svg:x1="17.9cm" svg:y1="10.3cm" svg:x2="17.9cm" svg:y2="11.2cm">
          <text:p/>
        </draw:line>
        <draw:line draw:style-name="gr3" draw:text-style-name="P1" draw:layer="layout" svg:x1="17.7cm" svg:y1="10.3cm" svg:x2="17.7cm" svg:y2="11.2cm">
          <text:p/>
        </draw:line>
        <draw:line draw:style-name="gr3" draw:text-style-name="P1" draw:layer="layout" svg:x1="17.9cm" svg:y1="11.4cm" svg:x2="17.9cm" svg:y2="13.2cm">
          <text:p/>
        </draw:line>
        <draw:line draw:style-name="gr3" draw:text-style-name="P1" draw:layer="layout" svg:x1="17.7cm" svg:y1="13.2cm" svg:x2="17.9cm" svg:y2="13.2cm">
          <text:p/>
        </draw:line>
        <draw:line draw:style-name="gr4" draw:text-style-name="P1" draw:layer="layout" svg:x1="19.5cm" svg:y1="13.1cm" svg:x2="17.9cm" svg:y2="11.4cm">
          <text:p/>
        </draw:line>
        <draw:line draw:style-name="gr4" draw:text-style-name="P1" draw:layer="layout" svg:x1="19.5cm" svg:y1="11.4cm" svg:x2="17.9cm" svg:y2="13.1cm">
          <text:p/>
        </draw:line>
        <draw:line draw:style-name="gr4" draw:text-style-name="P1" draw:layer="layout" svg:x1="19.5cm" svg:y1="13.1cm" svg:x2="17.9cm" svg:y2="13.1cm">
          <text:p/>
        </draw:line>
        <draw:line draw:style-name="gr3" draw:text-style-name="P1" draw:layer="layout" svg:x1="18cm" svg:y1="18.7cm" svg:x2="18cm" svg:y2="18.5cm">
          <text:p/>
        </draw:line>
        <draw:line draw:style-name="gr3" draw:text-style-name="P1" draw:layer="layout" svg:x1="21.4cm" svg:y1="18.7cm" svg:x2="21.4cm" svg:y2="18.5cm">
          <text:p/>
        </draw:line>
        <draw:line draw:style-name="gr3" draw:text-style-name="P1" draw:layer="layout" svg:x1="21.3cm" svg:y1="18.7cm" svg:x2="19.6cm" svg:y2="18.7cm">
          <text:p/>
        </draw:line>
        <draw:line draw:style-name="gr3" draw:text-style-name="P1" draw:layer="layout" svg:x1="19.8cm" svg:y1="18.6cm" svg:x2="18.1cm" svg:y2="18.6cm">
          <text:p/>
        </draw:line>
        <draw:line draw:style-name="gr3" draw:text-style-name="P1" draw:layer="layout" svg:x1="19.7cm" svg:y1="18.8cm" svg:x2="19.7cm" svg:y2="18.5cm">
          <text:p/>
        </draw:line>
        <draw:line draw:style-name="gr5" draw:text-style-name="P1" draw:layer="layout" svg:x1="21.5cm" svg:y1="18.4cm" svg:x2="17.9cm" svg:y2="18.4cm">
          <text:p/>
        </draw:line>
        <draw:line draw:style-name="gr3" draw:text-style-name="P1" draw:layer="layout" svg:x1="21.4cm" svg:y1="18.7cm" svg:x2="23.3cm" svg:y2="18.7cm">
          <text:p/>
        </draw:line>
        <draw:line draw:style-name="gr3" draw:text-style-name="P1" draw:layer="layout" svg:x1="21.4cm" svg:y1="18.5cm" svg:x2="23.1cm" svg:y2="18.5cm">
          <text:p/>
        </draw:line>
        <draw:line draw:style-name="gr3" draw:text-style-name="P1" draw:layer="layout" svg:x1="23.2cm" svg:y1="14.5cm" svg:x2="23.2cm" svg:y2="15.5cm">
          <text:p/>
        </draw:line>
        <draw:line draw:style-name="gr3" draw:text-style-name="P1" draw:layer="layout" svg:x1="23.3cm" svg:y1="14.5cm" svg:x2="23.1cm" svg:y2="14.5cm">
          <text:p/>
        </draw:line>
        <draw:line draw:style-name="gr3" draw:text-style-name="P1" draw:layer="layout" svg:x1="23.3cm" svg:y1="15.5cm" svg:x2="23.1cm" svg:y2="15.5cm">
          <text:p/>
        </draw:line>
        <draw:line draw:style-name="gr5" draw:text-style-name="P1" draw:layer="layout" svg:x1="23cm" svg:y1="15.6cm" svg:x2="23cm" svg:y2="14.4cm">
          <text:p/>
        </draw:line>
        <draw:line draw:style-name="gr3" draw:text-style-name="P1" draw:layer="layout" svg:x1="23.2cm" svg:y1="9.3cm" svg:x2="23.2cm" svg:y2="10.3cm">
          <text:p/>
        </draw:line>
        <draw:line draw:style-name="gr3" draw:text-style-name="P1" draw:layer="layout" svg:x1="23.3cm" svg:y1="9.3cm" svg:x2="23.1cm" svg:y2="9.3cm">
          <text:p/>
        </draw:line>
        <draw:line draw:style-name="gr3" draw:text-style-name="P1" draw:layer="layout" svg:x1="23.3cm" svg:y1="10.3cm" svg:x2="23.1cm" svg:y2="10.3cm">
          <text:p/>
        </draw:line>
        <draw:line draw:style-name="gr5" draw:text-style-name="P1" draw:layer="layout" svg:x1="23cm" svg:y1="10.4cm" svg:x2="23cm" svg:y2="9.2cm">
          <text:p/>
        </draw:line>
        <draw:line draw:style-name="gr3" draw:text-style-name="P1" draw:layer="layout" svg:x1="23.3cm" svg:y1="10.3cm" svg:x2="23.3cm" svg:y2="14.5cm">
          <text:p/>
        </draw:line>
        <draw:line draw:style-name="gr3" draw:text-style-name="P1" draw:layer="layout" svg:x1="23.1cm" svg:y1="10.3cm" svg:x2="23.1cm" svg:y2="14.5cm">
          <text:p/>
        </draw:line>
        <draw:line draw:style-name="gr3" draw:text-style-name="P1" draw:layer="layout" svg:x1="23.3cm" svg:y1="3.9cm" svg:x2="23.3cm" svg:y2="9.3cm">
          <text:p/>
        </draw:line>
        <draw:line draw:style-name="gr3" draw:text-style-name="P1" draw:layer="layout" svg:x1="23.1cm" svg:y1="4.1cm" svg:x2="23.1cm" svg:y2="9.3cm">
          <text:p/>
        </draw:line>
        <draw:line draw:style-name="gr4" draw:text-style-name="P1" draw:layer="layout" svg:x1="14.1cm" svg:y1="4.5cm" svg:x2="12.5cm" svg:y2="4.5cm">
          <text:p/>
        </draw:line>
        <draw:ellipse draw:style-name="gr7" draw:text-style-name="P1" draw:layer="layout" svg:width="0.8cm" svg:height="1.1cm" svg:x="12.9cm" svg:y="4.6cm">
          <text:p/>
        </draw:ellipse>
        <draw:circle draw:style-name="gr4" draw:text-style-name="P1" draw:layer="layout" svg:width="3.2cm" svg:height="3.2cm" svg:x="11.7cm" svg:y="8.8cm" draw:kind="arc" draw:start-angle="270" draw:end-angle="0">
          <text:p/>
        </draw:circle>
        <draw:line draw:style-name="gr4" draw:text-style-name="P1" draw:layer="layout" svg:x1="19.4cm" svg:y1="10.3cm" svg:x2="17.8cm" svg:y2="10.3cm">
          <text:p/>
        </draw:line>
        <draw:circle draw:style-name="gr4" draw:text-style-name="P1" draw:layer="layout" svg:width="3.2cm" svg:height="3.2cm" draw:transform="rotate (1.5707963267946) translate (16.2cm 11.9cm)" draw:kind="arc" draw:start-angle="270" draw:end-angle="0">
          <text:p/>
        </draw:circle>
        <draw:line draw:style-name="gr4" draw:text-style-name="P1" draw:layer="layout" svg:x1="10.8cm" svg:y1="10.2cm" svg:x2="12.4cm" svg:y2="10.2cm">
          <text:p/>
        </draw:line>
        <draw:circle draw:style-name="gr4" draw:text-style-name="P1" draw:layer="layout" svg:width="3.2cm" svg:height="3.2cm" draw:transform="rotate (-1.57079632679579) translate (14cm 8.6cm)" draw:kind="arc" draw:start-angle="180" draw:end-angle="270">
          <text:p/>
        </draw:circle>
        <draw:line draw:style-name="gr4" draw:text-style-name="P1" draw:layer="layout" svg:x1="13.8cm" svg:y1="8.8cm" svg:x2="13.8cm" svg:y2="7.5cm">
          <text:p/>
        </draw:line>
        <draw:circle draw:style-name="gr4" draw:text-style-name="P1" draw:layer="layout" svg:width="2.6cm" svg:height="2.6cm" draw:transform="rotate (3.1415926535892) translate (15.1cm 8.8cm)" draw:kind="arc" draw:start-angle="0" draw:end-angle="90">
          <text:p/>
        </draw:circle>
        <draw:line draw:style-name="gr4" draw:text-style-name="P1" draw:layer="layout" svg:x1="16.298cm" svg:y1="12.6cm" svg:x2="16.298cm" svg:y2="11.3cm">
          <text:p/>
        </draw:line>
        <draw:circle draw:style-name="gr4" draw:text-style-name="P1" draw:layer="layout" svg:width="2.6cm" svg:height="2.6cm" draw:transform="rotate (3.1415926535892) translate (17.598cm 12.6cm)" draw:kind="arc" draw:start-angle="90" draw:end-angle="180">
          <text:p/>
        </draw:circle>
        <draw:line draw:style-name="gr3" draw:text-style-name="P1" draw:layer="layout" svg:x1="17.6cm" svg:y1="11.2cm" svg:x2="17.6cm" svg:y2="11.4cm">
          <text:p/>
        </draw:line>
        <draw:line draw:style-name="gr3" draw:text-style-name="P1" draw:layer="layout" svg:x1="16.3cm" svg:y1="11.2cm" svg:x2="16.3cm" svg:y2="11.4cm">
          <text:p/>
        </draw:line>
        <draw:line draw:style-name="gr3" draw:text-style-name="P1" draw:layer="layout" svg:x1="16.1cm" svg:y1="10.3cm" svg:x2="16.1cm" svg:y2="11.2cm">
          <text:p/>
        </draw:line>
        <draw:line draw:style-name="gr3" draw:text-style-name="P1" draw:layer="layout" svg:x1="17.7cm" svg:y1="11.4cm" svg:x2="17.7cm" svg:y2="13.2cm">
          <text:p/>
        </draw:line>
        <draw:line draw:style-name="gr3" draw:text-style-name="P1" draw:layer="layout" svg:x1="17.6cm" svg:y1="11.2cm" svg:x2="17.7cm" svg:y2="11.2cm">
          <text:p/>
        </draw:line>
        <draw:line draw:style-name="gr3" draw:text-style-name="P1" draw:layer="layout" svg:x1="17.6cm" svg:y1="11.4cm" svg:x2="17.7cm" svg:y2="11.4cm">
          <text:p/>
        </draw:line>
        <draw:line draw:style-name="gr3" draw:text-style-name="P1" draw:layer="layout" svg:x1="16.1cm" svg:y1="11.4cm" svg:x2="16.3cm" svg:y2="11.4cm">
          <text:p/>
        </draw:line>
        <draw:line draw:style-name="gr3" draw:text-style-name="P1" draw:layer="layout" svg:x1="16.1cm" svg:y1="11.2cm" svg:x2="16.3cm" svg:y2="11.2cm">
          <text:p/>
        </draw:line>
        <draw:line draw:style-name="gr1" draw:text-style-name="P1" draw:layer="measurelines" svg:x1="6cm" svg:y1="21.6cm" svg:x2="10.6cm" svg:y2="21.6cm">
          <text:p/>
        </draw:line>
        <draw:line draw:style-name="gr1" draw:text-style-name="P1" draw:layer="measurelines" svg:x1="14.2cm" svg:y1="21.6cm" svg:x2="17.8cm" svg:y2="21.6cm">
          <text:p/>
        </draw:line>
        <draw:line draw:style-name="gr1" draw:text-style-name="P1" draw:layer="measurelines" svg:x1="17.8cm" svg:y1="21.6cm" svg:x2="23.2cm" svg:y2="21.6cm">
          <text:p/>
        </draw:line>
        <draw:line draw:style-name="gr2" draw:text-style-name="P1" draw:layer="measurelines" svg:x1="10.6cm" svg:y1="21.5cm" svg:x2="10.6cm" svg:y2="22.3cm">
          <text:p/>
        </draw:line>
        <draw:line draw:style-name="gr2" draw:text-style-name="P1" draw:layer="measurelines" svg:x1="14.2cm" svg:y1="21.5cm" svg:x2="14.2cm" svg:y2="22.3cm">
          <text:p/>
        </draw:line>
        <draw:line draw:style-name="gr2" draw:text-style-name="P1" draw:layer="measurelines" svg:x1="17.8cm" svg:y1="21.5cm" svg:x2="17.8cm" svg:y2="22.3cm">
          <text:p/>
        </draw:line>
        <draw:line draw:style-name="gr2" draw:text-style-name="P1" draw:layer="measurelines" svg:x1="6cm" svg:y1="21.5cm" svg:x2="6cm" svg:y2="22.3cm">
          <text:p/>
        </draw:line>
        <draw:line draw:style-name="gr2" draw:text-style-name="P1" draw:layer="measurelines" svg:x1="23.2cm" svg:y1="21.5cm" svg:x2="23.2cm" svg:y2="22.3cm">
          <text:p/>
        </draw:line>
        <draw:line draw:style-name="gr1" draw:text-style-name="P1" draw:layer="measurelines" svg:x1="4cm" svg:y1="23.9cm" svg:x2="4cm" svg:y2="30.3cm">
          <text:p/>
        </draw:line>
        <draw:line draw:style-name="gr2" draw:text-style-name="P1" draw:layer="measurelines" svg:x1="3.9cm" svg:y1="23.9cm" svg:x2="4.7cm" svg:y2="23.9cm">
          <text:p/>
        </draw:line>
        <draw:line draw:style-name="gr2" draw:text-style-name="P1" draw:layer="measurelines" svg:x1="3.9cm" svg:y1="30.3cm" svg:x2="4.7cm" svg:y2="30.3cm">
          <text:p/>
        </draw:line>
        <draw:line draw:style-name="gr1" draw:text-style-name="P1" draw:layer="measurelines" svg:x1="4cm" svg:y1="30.3cm" svg:x2="4cm" svg:y2="38.5cm">
          <text:p/>
        </draw:line>
        <draw:line draw:style-name="gr2" draw:text-style-name="P1" draw:layer="measurelines" svg:x1="3.9cm" svg:y1="38.5cm" svg:x2="4.7cm" svg:y2="38.5cm">
          <text:p/>
        </draw:line>
        <draw:line draw:style-name="gr1" draw:text-style-name="P1" draw:layer="measurelines" svg:x1="25cm" svg:y1="33cm" svg:x2="25cm" svg:y2="38.5cm">
          <text:p/>
        </draw:line>
        <draw:line draw:style-name="gr1" draw:text-style-name="P1" draw:layer="measurelines" svg:x1="25cm" svg:y1="31.2cm" svg:x2="25cm" svg:y2="33cm">
          <text:p/>
        </draw:line>
        <draw:line draw:style-name="gr1" draw:text-style-name="P1" draw:layer="measurelines" svg:x1="10.6cm" svg:y1="21.6cm" svg:x2="14.2cm" svg:y2="21.6cm">
          <text:p/>
        </draw:line>
        <draw:line draw:style-name="gr1" draw:text-style-name="P1" draw:layer="measurelines" svg:x1="25cm" svg:y1="23.9cm" svg:x2="25cm" svg:y2="27.6cm">
          <text:p/>
        </draw:line>
        <draw:line draw:style-name="gr1" draw:text-style-name="P1" draw:layer="measurelines" svg:x1="25cm" svg:y1="27.6cm" svg:x2="25cm" svg:y2="31.2cm">
          <text:p/>
        </draw:line>
        <draw:line draw:style-name="gr1" draw:text-style-name="P1" draw:layer="measurelines" svg:x1="6cm" svg:y1="39.9cm" svg:x2="16cm" svg:y2="39.9cm">
          <text:p/>
        </draw:line>
        <draw:line draw:style-name="gr1" draw:text-style-name="P1" draw:layer="measurelines" svg:x1="16cm" svg:y1="39.9cm" svg:x2="23.2cm" svg:y2="39.9cm">
          <text:p/>
        </draw:line>
        <draw:line draw:style-name="gr2" draw:text-style-name="P1" draw:layer="measurelines" svg:x1="16cm" svg:y1="39.3cm" svg:x2="16cm" svg:y2="40.1cm">
          <text:p/>
        </draw:line>
        <draw:line draw:style-name="gr2" draw:text-style-name="P1" draw:layer="measurelines" svg:x1="23.2cm" svg:y1="39.3cm" svg:x2="23.2cm" svg:y2="40.8cm">
          <text:p/>
        </draw:line>
        <draw:line draw:style-name="gr2" draw:text-style-name="P1" draw:layer="measurelines" svg:x1="6cm" svg:y1="39.3cm" svg:x2="6cm" svg:y2="40.8cm">
          <text:p/>
        </draw:line>
        <draw:line draw:style-name="gr2" draw:text-style-name="P1" draw:layer="measurelines" svg:x1="24.3cm" svg:y1="38.5cm" svg:x2="26.2cm" svg:y2="38.5cm">
          <text:p/>
        </draw:line>
        <draw:line draw:style-name="gr2" draw:text-style-name="P1" draw:layer="measurelines" svg:x1="24.3cm" svg:y1="33cm" svg:x2="25.1cm" svg:y2="33cm">
          <text:p/>
        </draw:line>
        <draw:line draw:style-name="gr2" draw:text-style-name="P1" draw:layer="measurelines" svg:x1="24.3cm" svg:y1="31.2cm" svg:x2="25.1cm" svg:y2="31.2cm">
          <text:p/>
        </draw:line>
        <draw:line draw:style-name="gr2" draw:text-style-name="P1" draw:layer="measurelines" svg:x1="24.3cm" svg:y1="27.6cm" svg:x2="25.1cm" svg:y2="27.6cm">
          <text:p/>
        </draw:line>
        <draw:line draw:style-name="gr2" draw:text-style-name="P1" draw:layer="measurelines" svg:x1="24.3cm" svg:y1="23.9cm" svg:x2="26.2cm" svg:y2="23.9cm">
          <text:p/>
        </draw:line>
        <draw:line draw:style-name="gr1" draw:text-style-name="P1" draw:layer="measurelines" svg:x1="6cm" svg:y1="20.4cm" svg:x2="16cm" svg:y2="20.4cm">
          <text:p/>
        </draw:line>
        <draw:line draw:style-name="gr1" draw:text-style-name="P1" draw:layer="measurelines" svg:x1="16cm" svg:y1="20.4cm" svg:x2="23.2cm" svg:y2="20.4cm">
          <text:p/>
        </draw:line>
        <draw:line draw:style-name="gr2" draw:text-style-name="P1" draw:layer="measurelines" svg:x1="23.2cm" svg:y1="19.7cm" svg:x2="23.2cm" svg:y2="20.5cm">
          <text:p/>
        </draw:line>
        <draw:line draw:style-name="gr2" draw:text-style-name="P1" draw:layer="measurelines" svg:x1="16cm" svg:y1="19.7cm" svg:x2="16cm" svg:y2="20.5cm">
          <text:p/>
        </draw:line>
        <draw:line draw:style-name="gr2" draw:text-style-name="P1" draw:layer="measurelines" svg:x1="6cm" svg:y1="19.7cm" svg:x2="6cm" svg:y2="20.5cm">
          <text:p/>
        </draw:line>
        <draw:frame draw:style-name="gr15" draw:layer="measurelines" svg:width="3.9cm" svg:height="0.6cm" svg:x="9cm" svg:y="19.8cm">
          <draw:text-box>
            <text:p>5005</text:p>
          </draw:text-box>
        </draw:frame>
        <draw:frame draw:style-name="gr15" draw:layer="measurelines" svg:width="3.9cm" svg:height="0.6cm" svg:x="17.8cm" svg:y="19.8cm">
          <draw:text-box>
            <text:p>3640</text:p>
          </draw:text-box>
        </draw:frame>
        <draw:frame draw:style-name="gr15" draw:layer="measurelines" svg:width="3.9cm" svg:height="0.6cm" svg:x="6.4cm" svg:y="21cm">
          <draw:text-box>
            <text:p>2275</text:p>
          </draw:text-box>
        </draw:frame>
        <draw:frame draw:style-name="gr15" draw:layer="measurelines" svg:width="3.9cm" svg:height="0.6cm" svg:x="10.5cm" svg:y="21cm">
          <draw:text-box>
            <text:p>1820</text:p>
          </draw:text-box>
        </draw:frame>
        <draw:frame draw:style-name="gr15" draw:layer="measurelines" svg:width="3.9cm" svg:height="0.6cm" svg:x="14cm" svg:y="21cm">
          <draw:text-box>
            <text:p>1820</text:p>
          </draw:text-box>
        </draw:frame>
        <draw:frame draw:style-name="gr15" draw:layer="measurelines" svg:width="3.9cm" svg:height="0.6cm" svg:x="18.6cm" svg:y="21cm">
          <draw:text-box>
            <text:p>2730</text:p>
          </draw:text-box>
        </draw:frame>
        <draw:frame draw:style-name="gr15" draw:layer="measurelines" svg:width="3.9cm" svg:height="0.6cm" svg:x="7.4cm" svg:y="1.4cm">
          <draw:text-box>
            <text:p>3185</text:p>
          </draw:text-box>
        </draw:frame>
        <draw:frame draw:style-name="gr15" draw:layer="measurelines" svg:width="3.9cm" svg:height="0.6cm" svg:x="11.4cm" svg:y="1.4cm">
          <draw:text-box>
            <text:p>910</text:p>
          </draw:text-box>
        </draw:frame>
        <draw:frame draw:style-name="gr15" draw:layer="measurelines" svg:width="3.9cm" svg:height="0.6cm" svg:x="14cm" svg:y="1.4cm">
          <draw:text-box>
            <text:p>1820</text:p>
          </draw:text-box>
        </draw:frame>
        <draw:frame draw:style-name="gr16" draw:layer="measurelines" svg:width="3.9cm" svg:height="0.5cm" svg:x="18.5cm" svg:y="1.45cm">
          <draw:text-box>
            <text:p>2730</text:p>
          </draw:text-box>
        </draw:frame>
        <draw:frame draw:style-name="gr15" draw:layer="measurelines" svg:width="3.9cm" svg:height="0.6cm" draw:transform="rotate (1.5707963267946) translate (3.4cm 9cm)">
          <draw:text-box>
            <text:p>3185</text:p>
          </draw:text-box>
        </draw:frame>
        <draw:frame draw:style-name="gr15" draw:layer="measurelines" svg:width="3.9cm" svg:height="0.6cm" draw:transform="rotate (1.5707963267946) translate (3.4cm 16.5cm)">
          <draw:text-box>
            <text:p>4095</text:p>
          </draw:text-box>
        </draw:frame>
        <draw:frame draw:style-name="gr15" draw:layer="measurelines" svg:width="3.9cm" svg:height="0.6cm" draw:transform="rotate (1.5707963267946) translate (24.4cm 17.7cm)">
          <draw:text-box>
            <text:p>2730</text:p>
          </draw:text-box>
        </draw:frame>
        <draw:frame draw:style-name="gr15" draw:layer="measurelines" svg:width="3.9cm" svg:height="0.6cm" draw:transform="rotate (1.5707963267946) translate (24.4cm 14.2cm)">
          <draw:text-box>
            <text:p>910</text:p>
          </draw:text-box>
        </draw:frame>
        <draw:line draw:style-name="gr1" draw:text-style-name="P1" draw:layer="measurelines" svg:x1="25cm" svg:y1="4cm" svg:x2="25cm" svg:y2="11.3cm">
          <text:p/>
        </draw:line>
        <draw:line draw:style-name="gr2" draw:text-style-name="P1" draw:layer="measurelines" svg:x1="24.3cm" svg:y1="4cm" svg:x2="25.1cm" svg:y2="4cm">
          <text:p/>
        </draw:line>
        <draw:frame draw:style-name="gr15" draw:layer="measurelines" svg:width="3.9cm" svg:height="0.6cm" draw:transform="rotate (1.5707963267946) translate (24.4cm 9.5cm)">
          <draw:text-box>
            <text:p>3640</text:p>
          </draw:text-box>
        </draw:frame>
        <draw:line draw:style-name="gr1" draw:text-style-name="P1" draw:layer="measurelines" svg:x1="26cm" svg:y1="11.3cm" svg:x2="26cm" svg:y2="18.6cm">
          <text:p/>
        </draw:line>
        <draw:frame draw:style-name="gr15" draw:layer="measurelines" svg:width="3.9cm" svg:height="0.6cm" draw:transform="rotate (1.5707963267946) translate (25.4cm 16.7cm)">
          <draw:text-box>
            <text:p>3640</text:p>
          </draw:text-box>
        </draw:frame>
        <draw:frame draw:style-name="gr15" draw:layer="measurelines" svg:width="3.9cm" svg:height="0.6cm" svg:x="9cm" svg:y="39.3cm">
          <draw:text-box>
            <text:p>5005</text:p>
          </draw:text-box>
        </draw:frame>
        <draw:frame draw:style-name="gr15" draw:layer="measurelines" svg:width="3.9cm" svg:height="0.6cm" svg:x="17.8cm" svg:y="39.3cm">
          <draw:text-box>
            <text:p>3640</text:p>
          </draw:text-box>
        </draw:frame>
        <draw:line draw:style-name="gr1" draw:text-style-name="P1" draw:layer="measurelines" svg:x1="6cm" svg:y1="40.7cm" svg:x2="23.2cm" svg:y2="40.7cm">
          <text:p/>
        </draw:line>
        <draw:frame draw:style-name="gr15" draw:layer="measurelines" svg:width="3.9cm" svg:height="0.6cm" svg:x="12.6cm" svg:y="40.1cm">
          <draw:text-box>
            <text:p>8645</text:p>
          </draw:text-box>
        </draw:frame>
        <draw:frame draw:style-name="gr15" draw:layer="measurelines" svg:width="3.9cm" svg:height="0.6cm" draw:transform="rotate (1.5707963267946) translate (3.4cm 29.2cm)">
          <draw:text-box>
            <text:p>3185</text:p>
          </draw:text-box>
        </draw:frame>
        <draw:frame draw:style-name="gr15" draw:layer="measurelines" svg:width="3.9cm" svg:height="0.6cm" draw:transform="rotate (1.5707963267946) translate (3.4cm 36.7cm)">
          <draw:text-box>
            <text:p>4095</text:p>
          </draw:text-box>
        </draw:frame>
        <draw:frame draw:style-name="gr15" draw:layer="measurelines" svg:width="3.9cm" svg:height="0.6cm" draw:transform="rotate (1.5707963267946) translate (24.4cm 37.5cm)">
          <draw:text-box>
            <text:p>2730</text:p>
          </draw:text-box>
        </draw:frame>
        <draw:frame draw:style-name="gr15" draw:layer="measurelines" svg:width="3.9cm" svg:height="0.6cm" draw:transform="rotate (1.5707963267946) translate (24.4cm 34cm)">
          <draw:text-box>
            <text:p>910</text:p>
          </draw:text-box>
        </draw:frame>
        <draw:frame draw:style-name="gr15" draw:layer="measurelines" svg:width="3.9cm" svg:height="0.6cm" draw:transform="rotate (1.5707963267946) translate (24.4cm 31.3cm)">
          <draw:text-box>
            <text:p>1820</text:p>
          </draw:text-box>
        </draw:frame>
        <draw:frame draw:style-name="gr15" draw:layer="measurelines" svg:width="3.9cm" svg:height="0.6cm" draw:transform="rotate (1.5707963267946) translate (24.4cm 27.7cm)">
          <draw:text-box>
            <text:p>1820</text:p>
          </draw:text-box>
        </draw:frame>
        <draw:line draw:style-name="gr1" draw:text-style-name="P1" draw:layer="measurelines" svg:x1="26cm" svg:y1="23.9cm" svg:x2="26cm" svg:y2="38.5cm">
          <text:p/>
        </draw:line>
        <draw:frame draw:style-name="gr15" draw:layer="measurelines" svg:width="3.9cm" svg:height="0.6cm" draw:transform="rotate (1.5707963267946) translate (25.4cm 32.8cm)">
          <draw:text-box>
            <text:p>7280</text:p>
          </draw:text-box>
        </draw:frame>
        <draw:polygon draw:style-name="gr12" draw:layer="ゾーン" svg:width="8.999cm" svg:height="7.299cm" svg:x="10.6cm" svg:y="23.9cm" svg:viewBox="0 0 9000 7300" draw:points="0,0 3600,0 3600,3600 3600,3700 8900,3700 9000,3700 9000,7300 5400,7300 5400,6400 0,6400">
          <text:p/>
        </draw:polygon>
        <draw:frame draw:style-name="gr15" draw:layer="ゾーン" svg:width="3.9cm" svg:height="0.6cm" svg:x="6.4cm" svg:y="27.7cm">
          <draw:text-box>
            <text:p>7.2m<text:span text:style-name="T1">2</text:span></text:p>
          </draw:text-box>
        </draw:frame>
        <draw:frame draw:style-name="gr15" draw:layer="ゾーン" svg:width="3.9cm" svg:height="0.6cm" svg:x="9.7cm" svg:y="35cm">
          <draw:text-box>
            <text:p>20.5m<text:span text:style-name="T1">2</text:span></text:p>
          </draw:text-box>
        </draw:frame>
        <draw:frame draw:style-name="gr15" draw:layer="ゾーン" svg:width="3.9cm" svg:height="0.6cm" svg:x="17.5cm" svg:y="35.5cm">
          <draw:text-box>
            <text:p>11.6m<text:span text:style-name="T1">2</text:span></text:p>
          </draw:text-box>
        </draw:frame>
        <draw:frame draw:style-name="gr15" draw:layer="ゾーン" svg:width="3.9cm" svg:height="0.6cm" svg:x="20.4cm" svg:y="33.5cm">
          <draw:text-box>
            <text:p>1.7m<text:span text:style-name="T1">2</text:span></text:p>
          </draw:text-box>
        </draw:frame>
        <draw:frame draw:style-name="gr15" draw:layer="ゾーン" svg:width="3.9cm" svg:height="0.6cm" svg:x="19.4cm" svg:y="30cm">
          <draw:text-box>
            <text:p>3.3m<text:span text:style-name="T1">2</text:span></text:p>
          </draw:text-box>
        </draw:frame>
        <draw:frame draw:style-name="gr15" draw:layer="ゾーン" svg:width="3.9cm" svg:height="0.6cm" svg:x="18.7cm" svg:y="26cm">
          <draw:text-box>
            <text:p>5.0m<text:span text:style-name="T1">2</text:span></text:p>
          </draw:text-box>
        </draw:frame>
        <draw:frame draw:style-name="gr15" draw:layer="ゾーン" svg:width="3.9cm" svg:height="0.6cm" svg:x="15.1cm" svg:y="26cm">
          <draw:text-box>
            <text:p>1.7m<text:span text:style-name="T1">2</text:span></text:p>
          </draw:text-box>
        </draw:frame>
        <draw:frame draw:style-name="gr15" draw:layer="ゾーン" svg:width="3.9cm" svg:height="0.6cm" svg:x="13.2cm" svg:y="26cm">
          <draw:text-box>
            <text:p>1.7m<text:span text:style-name="T1">2</text:span></text:p>
          </draw:text-box>
        </draw:frame>
        <draw:frame draw:style-name="gr15" draw:layer="ゾーン" svg:width="3.9cm" svg:height="0.6cm" svg:x="14.685cm" svg:y="28.931cm">
          <draw:text-box>
            <text:p>10.2m<text:span text:style-name="T1">2</text:span></text:p>
          </draw:text-box>
        </draw:frame>
        <draw:frame draw:style-name="gr15" draw:layer="ゾーン" svg:width="3.9cm" svg:height="0.6cm" svg:x="9.3cm" svg:y="15.2cm">
          <draw:text-box>
            <text:p>17.4m<text:span text:style-name="T1">2</text:span></text:p>
          </draw:text-box>
        </draw:frame>
        <draw:frame draw:style-name="gr15" draw:layer="ゾーン" svg:width="3.9cm" svg:height="0.6cm" svg:x="8.4cm" svg:y="11.4cm">
          <draw:text-box>
            <text:p>3.1m<text:span text:style-name="T1">2</text:span></text:p>
          </draw:text-box>
        </draw:frame>
        <draw:frame draw:style-name="gr15" draw:layer="ゾーン" svg:width="3.9cm" svg:height="0.6cm" svg:x="8.2cm" svg:y="8.6cm">
          <draw:text-box>
            <text:p>10.1m<text:span text:style-name="T1">2</text:span></text:p>
          </draw:text-box>
        </draw:frame>
        <draw:frame draw:style-name="gr15" draw:layer="ゾーン" svg:width="3.9cm" svg:height="0.6cm" svg:x="14.3cm" svg:y="6.1cm">
          <draw:text-box>
            <text:p>3.3m<text:span text:style-name="T1">2</text:span></text:p>
          </draw:text-box>
        </draw:frame>
        <draw:frame draw:style-name="gr15" draw:layer="ゾーン" svg:width="3.9cm" svg:height="0.6cm" svg:x="11.4cm" svg:y="6.1cm">
          <draw:text-box>
            <text:p>1.7m<text:span text:style-name="T1">2</text:span></text:p>
          </draw:text-box>
        </draw:frame>
        <draw:frame draw:style-name="gr15" draw:layer="ゾーン" svg:width="3.9cm" svg:height="0.6cm" svg:x="19cm" svg:y="7.6cm">
          <draw:text-box>
            <text:p>9.9m<text:span text:style-name="T1">2</text:span></text:p>
          </draw:text-box>
        </draw:frame>
        <draw:frame draw:style-name="gr15" draw:layer="ゾーン" svg:width="3.9cm" svg:height="0.6cm" svg:x="19.9cm" svg:y="12.4cm">
          <draw:text-box>
            <text:p>1.7m<text:span text:style-name="T1">2</text:span></text:p>
          </draw:text-box>
        </draw:frame>
        <draw:frame draw:style-name="gr15" draw:layer="ゾーン" svg:width="3.9cm" svg:height="0.6cm" svg:x="16.8cm" svg:y="12.4cm">
          <draw:text-box>
            <text:p>0.8m<text:span text:style-name="T1">2</text:span></text:p>
          </draw:text-box>
        </draw:frame>
        <draw:frame draw:style-name="gr15" draw:layer="ゾーン" svg:width="3.9cm" svg:height="0.6cm" svg:x="17.7cm" svg:y="16.2cm">
          <draw:text-box>
            <text:p>10.7m<text:span text:style-name="T1">2</text:span></text:p>
          </draw:text-box>
        </draw:frame>
        <draw:frame draw:style-name="gr15" draw:layer="ゾーン" svg:width="3.9cm" svg:height="0.6cm" svg:x="13.4cm" svg:y="9.3cm">
          <draw:text-box>
            <text:p>4.2m<text:span text:style-name="T1">2</text:span></text:p>
          </draw:text-box>
        </draw:frame>
        <draw:line draw:style-name="gr8" draw:text-style-name="P1" draw:layer="layout" svg:x1="21.4cm" svg:y1="11.3cm" svg:x2="21.4cm" svg:y2="14.7cm">
          <text:p/>
        </draw:line>
        <draw:line draw:style-name="gr8" draw:text-style-name="P1" draw:layer="layout" svg:x1="23.1cm" svg:y1="14.8cm" svg:x2="21.4cm" svg:y2="14.8cm">
          <text:p/>
        </draw:line>
        <draw:frame draw:style-name="gr17" draw:layer="壁体名称" svg:width="2.1cm" svg:height="0.65cm" svg:x="17.7cm" svg:y="14.2cm">
          <draw:text-box>
            <text:p>FL2-3</text:p>
          </draw:text-box>
        </draw:frame>
        <draw:frame draw:style-name="gr18" draw:layer="壁体名称" svg:width="2.1cm" svg:height="0.45cm" svg:x="10.4cm" svg:y="7.012cm">
          <draw:text-box>
            <text:p>FL2-9</text:p>
          </draw:text-box>
        </draw:frame>
        <draw:frame draw:style-name="gr17" draw:layer="壁体名称" svg:width="2.1cm" svg:height="0.65cm" svg:x="9.8cm" svg:y="13.4cm">
          <draw:text-box>
            <text:p>FL2-1</text:p>
          </draw:text-box>
        </draw:frame>
        <draw:frame draw:style-name="gr17" draw:layer="壁体名称" svg:width="2.1cm" svg:height="0.65cm" svg:x="10.4cm" svg:y="11.05cm">
          <draw:text-box>
            <text:p>FL2-2</text:p>
          </draw:text-box>
        </draw:frame>
        <draw:frame draw:style-name="gr19" draw:layer="壁体名称" svg:width="2.1cm" svg:height="0.65cm" svg:x="23.2cm" svg:y="16.65cm">
          <draw:text-box>
            <text:p>EW2-3</text:p>
          </draw:text-box>
        </draw:frame>
        <draw:frame draw:style-name="gr19" draw:layer="壁体名称" svg:width="2.1cm" svg:height="0.65cm" svg:x="23.2cm" svg:y="5.9cm">
          <draw:text-box>
            <text:p>EW2-5</text:p>
          </draw:text-box>
        </draw:frame>
        <draw:frame draw:style-name="gr19" draw:layer="壁体名称" svg:width="2.1cm" svg:height="0.65cm" svg:x="19.4cm" svg:y="3.15cm">
          <draw:text-box>
            <text:p>EW2-6</text:p>
          </draw:text-box>
        </draw:frame>
        <draw:frame draw:style-name="gr19" draw:layer="壁体名称" svg:width="2.1cm" svg:height="0.65cm" svg:x="14.85cm" svg:y="3.15cm">
          <draw:text-box>
            <text:p>EW2-7</text:p>
          </draw:text-box>
        </draw:frame>
        <draw:frame draw:style-name="gr19" draw:layer="壁体名称" svg:width="2.1cm" svg:height="0.65cm" svg:x="12.2cm" svg:y="3.15cm">
          <draw:text-box>
            <text:p>EW2-8</text:p>
          </draw:text-box>
        </draw:frame>
        <draw:frame draw:style-name="gr19" draw:layer="壁体名称" svg:width="2.1cm" svg:height="0.65cm" svg:x="8.2cm" svg:y="3.15cm">
          <draw:text-box>
            <text:p>EW2-9</text:p>
          </draw:text-box>
        </draw:frame>
        <draw:frame draw:style-name="gr20" draw:layer="壁体名称" svg:width="2.1cm" svg:height="0.5cm" svg:x="4cm" svg:y="8.274cm">
          <draw:text-box>
            <text:p>EW2-10</text:p>
          </draw:text-box>
        </draw:frame>
        <draw:frame draw:style-name="gr21" draw:layer="壁体名称" svg:width="2.1cm" svg:height="0.353cm" svg:x="4cm" svg:y="11.048cm">
          <draw:text-box>
            <text:p>EW2-11</text:p>
          </draw:text-box>
        </draw:frame>
        <draw:frame draw:style-name="gr22" draw:layer="壁体名称" svg:width="2.1cm" svg:height="0.65cm" svg:x="7.7cm" svg:y="17.7cm">
          <draw:text-box>
            <text:p>WI2-1</text:p>
          </draw:text-box>
        </draw:frame>
        <draw:frame draw:style-name="gr22" draw:layer="壁体名称" svg:width="2.1cm" svg:height="0.65cm" svg:x="12.9cm" svg:y="17.75cm">
          <draw:text-box>
            <text:p>WI2-2</text:p>
          </draw:text-box>
        </draw:frame>
        <draw:frame draw:style-name="gr22" draw:layer="壁体名称" svg:width="2.1cm" svg:height="0.65cm" svg:x="18.7cm" svg:y="17.75cm">
          <draw:text-box>
            <text:p>WI2-3</text:p>
          </draw:text-box>
        </draw:frame>
        <draw:frame draw:style-name="gr22" draw:layer="壁体名称" svg:width="2.1cm" svg:height="0.65cm" svg:x="21.3cm" svg:y="9.5cm">
          <draw:text-box>
            <text:p>WI2-5</text:p>
          </draw:text-box>
        </draw:frame>
        <draw:frame draw:style-name="gr22" draw:layer="壁体名称" svg:width="2.1cm" svg:height="0.65cm" svg:x="19.2cm" svg:y="4.3cm">
          <draw:text-box>
            <text:p>WI2-6</text:p>
          </draw:text-box>
        </draw:frame>
        <draw:frame draw:style-name="gr22" draw:layer="壁体名称" svg:width="2.1cm" svg:height="0.65cm" svg:x="15.7cm" svg:y="4.2cm">
          <draw:text-box>
            <text:p>WI2-7</text:p>
          </draw:text-box>
        </draw:frame>
        <draw:frame draw:style-name="gr22" draw:layer="壁体名称" svg:width="2.1cm" svg:height="0.65cm" svg:x="12.2cm" svg:y="4.05cm">
          <draw:text-box>
            <text:p>WI2-8</text:p>
          </draw:text-box>
        </draw:frame>
        <draw:frame draw:style-name="gr22" draw:layer="壁体名称" svg:width="2.1cm" svg:height="0.65cm" svg:x="8.6cm" svg:y="4.3cm">
          <draw:text-box>
            <text:p>WI2-9</text:p>
          </draw:text-box>
        </draw:frame>
        <draw:frame draw:style-name="gr22" draw:layer="壁体名称" svg:width="2.1cm" svg:height="0.65cm" svg:x="5.9cm" svg:y="14.7cm">
          <draw:text-box>
            <text:p>WI2-10</text:p>
          </draw:text-box>
        </draw:frame>
        <draw:frame draw:style-name="gr17" draw:layer="壁体名称" svg:width="2.1cm" svg:height="0.65cm" svg:x="14.7cm" svg:y="8.25cm">
          <draw:text-box>
            <text:p>FL2-10</text:p>
          </draw:text-box>
        </draw:frame>
        <draw:frame draw:style-name="gr17" draw:layer="壁体名称" svg:width="2.4cm" svg:height="0.65cm" svg:x="17.3cm" svg:y="9.2cm">
          <draw:text-box>
            <text:p>FL2-12</text:p>
          </draw:text-box>
        </draw:frame>
        <draw:frame draw:style-name="gr17" draw:layer="壁体名称" svg:width="2.1cm" svg:height="0.65cm" svg:x="7.2cm" svg:y="6.7cm">
          <draw:text-box>
            <text:p>FL2-8</text:p>
          </draw:text-box>
        </draw:frame>
        <draw:frame draw:style-name="gr17" draw:layer="壁体名称" svg:width="2.1cm" svg:height="0.65cm" svg:x="19.5cm" svg:y="12.15cm">
          <draw:text-box>
            <text:p>FL2-6</text:p>
          </draw:text-box>
        </draw:frame>
        <draw:frame draw:style-name="gr17" draw:layer="壁体名称" svg:width="2.1cm" svg:height="0.65cm" svg:x="14.1cm" svg:y="13.9cm">
          <draw:text-box>
            <text:p>FL2-10</text:p>
          </draw:text-box>
        </draw:frame>
        <draw:frame draw:style-name="gr17" draw:layer="壁体名称" svg:width="2.1cm" svg:height="0.65cm" svg:x="21.2cm" svg:y="13.8cm">
          <draw:text-box>
            <text:p>FL2-4</text:p>
          </draw:text-box>
        </draw:frame>
        <draw:frame draw:style-name="gr17" draw:layer="壁体名称" svg:width="2.1cm" svg:height="0.65cm" svg:x="17.6cm" svg:y="12.1cm">
          <draw:text-box>
            <text:p>FL2-5</text:p>
          </draw:text-box>
        </draw:frame>
        <draw:frame draw:style-name="gr17" draw:layer="壁体名称" svg:width="2.1cm" svg:height="0.65cm" svg:x="21.2cm" svg:y="12.15cm">
          <draw:text-box>
            <text:p>FL2-7</text:p>
          </draw:text-box>
        </draw:frame>
        <draw:frame draw:style-name="gr17" draw:layer="壁体名称" svg:width="2.1cm" svg:height="0.65cm" svg:x="12.2cm" svg:y="6.7cm">
          <draw:text-box>
            <text:p>FL2-11</text:p>
          </draw:text-box>
        </draw:frame>
        <draw:frame draw:style-name="gr17" draw:layer="壁体名称" svg:width="2.1cm" svg:height="0.65cm" svg:x="15.8cm" svg:y="6.9cm">
          <draw:text-box>
            <text:p>FL2-15</text:p>
          </draw:text-box>
        </draw:frame>
        <draw:frame draw:style-name="gr17" draw:layer="壁体名称" svg:width="2.1cm" svg:height="0.65cm" svg:x="19.4cm" svg:y="5.5cm">
          <draw:text-box>
            <text:p>FL2-13</text:p>
          </draw:text-box>
        </draw:frame>
        <draw:frame draw:style-name="gr17" draw:layer="壁体名称" svg:width="2.1cm" svg:height="0.65cm" svg:x="20.2cm" svg:y="8.65cm">
          <draw:text-box>
            <text:p>FL2-14</text:p>
          </draw:text-box>
        </draw:frame>
        <draw:frame draw:style-name="gr22" draw:layer="壁体名称" svg:width="2.1cm" svg:height="0.65cm" svg:x="21.3cm" svg:y="14.9cm">
          <draw:text-box>
            <text:p>WI2-4</text:p>
          </draw:text-box>
        </draw:frame>
        <draw:frame draw:style-name="gr23" draw:layer="壁体名称" svg:width="2.1cm" svg:height="0.65cm" svg:x="10cm" svg:y="15.35cm">
          <draw:text-box>
            <text:p>CE-1</text:p>
          </draw:text-box>
        </draw:frame>
        <draw:frame draw:style-name="gr23" draw:layer="壁体名称" svg:width="2.1cm" svg:height="0.65cm" svg:x="18.6cm" svg:y="15.35cm">
          <draw:text-box>
            <text:p>CE-2</text:p>
          </draw:text-box>
        </draw:frame>
        <draw:frame draw:style-name="gr23" draw:layer="壁体名称" svg:width="2.1cm" svg:height="0.65cm" svg:x="7.6cm" svg:y="7.85cm">
          <draw:text-box>
            <text:p>CE-3</text:p>
          </draw:text-box>
        </draw:frame>
        <draw:frame draw:style-name="gr23" draw:layer="壁体名称" svg:width="2.1cm" svg:height="0.65cm" svg:x="19.7cm" svg:y="6.6cm">
          <draw:text-box>
            <text:p>CE-4</text:p>
          </draw:text-box>
        </draw:frame>
        <draw:frame draw:style-name="gr23" draw:layer="壁体名称" svg:width="2.1cm" svg:height="0.65cm" svg:x="14.1cm" svg:y="9.1cm">
          <draw:text-box>
            <text:p>CE-5</text:p>
          </draw:text-box>
        </draw:frame>
        <draw:frame draw:style-name="gr23" draw:layer="壁体名称" svg:width="2.1cm" svg:height="0.65cm" svg:x="7.6cm" svg:y="11.15cm">
          <draw:text-box>
            <text:p>CE-6</text:p>
          </draw:text-box>
        </draw:frame>
        <draw:frame draw:style-name="gr23" draw:layer="壁体名称" svg:width="2.1cm" svg:height="0.65cm" svg:x="17.6cm" svg:y="11.65cm">
          <draw:text-box>
            <text:p>CE-7</text:p>
          </draw:text-box>
        </draw:frame>
        <draw:frame draw:style-name="gr23" draw:layer="壁体名称" svg:width="2.1cm" svg:height="0.65cm" svg:x="20.2cm" svg:y="11.65cm">
          <draw:text-box>
            <text:p>CE-8</text:p>
          </draw:text-box>
        </draw:frame>
        <draw:frame draw:style-name="gr23" draw:layer="壁体名称" svg:width="2.1cm" svg:height="0.65cm" svg:x="12.3cm" svg:y="5.95cm">
          <draw:text-box>
            <text:p>CE-9</text:p>
          </draw:text-box>
        </draw:frame>
        <draw:frame draw:style-name="gr23" draw:layer="壁体名称" svg:width="2cm" svg:height="0.65cm" svg:x="15cm" svg:y="4.85cm">
          <draw:text-box>
            <text:p>CE-10</text:p>
          </draw:text-box>
        </draw:frame>
        <draw:frame draw:style-name="gr19" draw:layer="壁体名称" svg:width="2.1cm" svg:height="0.65cm" svg:x="23.2cm" svg:y="11.35cm">
          <draw:text-box>
            <text:p>EW2-4</text:p>
          </draw:text-box>
        </draw:frame>
        <draw:frame draw:style-name="gr21" draw:layer="壁体名称" svg:width="2.1cm" svg:height="0.353cm" svg:x="3.9cm" svg:y="13.598cm">
          <draw:text-box>
            <text:p>EW2-12</text:p>
          </draw:text-box>
        </draw:frame>
        <draw:line draw:style-name="gr4" draw:text-style-name="P1" draw:layer="layout" svg:x1="17.4cm" svg:y1="3cm" svg:x2="17.4cm" svg:y2="4cm">
          <text:p/>
        </draw:line>
        <draw:circle draw:style-name="gr4" draw:text-style-name="P1" draw:layer="layout" svg:width="2cm" svg:height="2cm" svg:x="16.4cm" svg:y="3cm" draw:kind="arc" draw:start-angle="90" draw:end-angle="180">
          <text:p/>
        </draw:circle>
        <draw:line draw:style-name="gr4" draw:text-style-name="P1" draw:layer="layout" svg:x1="13.8cm" svg:y1="3cm" svg:x2="13.8cm" svg:y2="4cm">
          <text:p/>
        </draw:line>
        <draw:circle draw:style-name="gr4" draw:text-style-name="P1" draw:layer="layout" svg:width="2cm" svg:height="2cm" svg:x="12.8cm" svg:y="3cm" draw:kind="arc" draw:start-angle="90" draw:end-angle="180">
          <text:p/>
        </draw:circle>
        <draw:line draw:style-name="gr4" draw:text-style-name="P1" draw:layer="layout" svg:x1="24.2cm" svg:y1="10.3cm" svg:x2="23.2cm" svg:y2="10.3cm">
          <text:p/>
        </draw:line>
        <draw:circle draw:style-name="gr4" draw:text-style-name="P1" draw:layer="layout" svg:width="2cm" svg:height="2cm" draw:transform="rotate (-1.57079632679579) translate (24.2cm 9.3cm)" draw:kind="arc" draw:start-angle="90" draw:end-angle="180">
          <text:p/>
        </draw:circle>
        <draw:line draw:style-name="gr4" draw:text-style-name="P1" draw:layer="layout" svg:x1="24.2cm" svg:y1="15.5cm" svg:x2="23.2cm" svg:y2="15.5cm">
          <text:p/>
        </draw:line>
        <draw:circle draw:style-name="gr4" draw:text-style-name="P1" draw:layer="layout" svg:width="2cm" svg:height="2cm" draw:transform="rotate (-1.57079632679579) translate (24.2cm 14.5cm)" draw:kind="arc" draw:start-angle="90" draw:end-angle="180">
          <text:p/>
        </draw:circle>
        <draw:line draw:style-name="gr4" draw:text-style-name="P1" draw:layer="layout" svg:x1="5cm" svg:y1="15.5cm" svg:x2="6cm" svg:y2="15.5cm">
          <text:p/>
        </draw:line>
        <draw:circle draw:style-name="gr4" draw:text-style-name="P1" draw:layer="layout" svg:width="2cm" svg:height="2cm" draw:transform="rotate (1.5707963267946) translate (5cm 16.5cm)" draw:kind="arc" draw:start-angle="0" draw:end-angle="90">
          <text:p/>
        </draw:circle>
        <draw:line draw:style-name="gr4" draw:text-style-name="P1" draw:layer="layout" svg:x1="21.6cm" svg:y1="31.1cm" svg:x2="21.6cm" svg:y2="27.7cm">
          <text:p/>
        </draw:line>
        <draw:line draw:style-name="gr4" draw:text-style-name="P1" draw:layer="layout" svg:x1="22.1cm" svg:y1="27.5cm" svg:x2="22.1cm" svg:y2="24cm">
          <text:p/>
        </draw:line>
        <draw:custom-shape draw:style-name="gr6" draw:text-style-name="P1" draw:layer="layout" svg:width="1.3cm" svg:height="3.2cm" svg:x="21.7cm" svg:y="2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4" draw:text-style-name="P1" draw:layer="layout" svg:width="0.6cm" svg:height="1.1cm" svg:x="22.3cm" svg:y="24.2cm">
          <text:p/>
        </draw:ellipse>
        <draw:frame draw:style-name="gr17" draw:layer="壁体名称" svg:width="2.1cm" svg:height="0.65cm" svg:x="10cm" svg:y="34.15cm">
          <draw:text-box>
            <text:p>FL1-1</text:p>
          </draw:text-box>
        </draw:frame>
        <draw:frame draw:style-name="gr17" draw:layer="壁体名称" svg:width="2.1cm" svg:height="0.65cm" svg:x="18cm" svg:y="34.15cm">
          <draw:text-box>
            <text:p>FL1-2</text:p>
          </draw:text-box>
        </draw:frame>
        <draw:frame draw:style-name="gr17" draw:layer="壁体名称" svg:width="2.1cm" svg:height="0.65cm" svg:x="8.2cm" svg:y="26.75cm">
          <draw:text-box>
            <text:p>FL1-3</text:p>
          </draw:text-box>
        </draw:frame>
        <draw:frame draw:style-name="gr17" draw:layer="壁体名称" svg:width="2.1cm" svg:height="0.65cm" svg:x="19.1cm" svg:y="25.55cm">
          <draw:text-box>
            <text:p>FL1-4</text:p>
          </draw:text-box>
        </draw:frame>
        <draw:frame draw:style-name="gr17" draw:layer="壁体名称" svg:width="2.1cm" svg:height="0.65cm" svg:x="19.5cm" svg:y="29.4cm">
          <draw:text-box>
            <text:p>FL1-5</text:p>
          </draw:text-box>
        </draw:frame>
        <draw:frame draw:style-name="gr17" draw:layer="壁体名称" svg:width="2.1cm" svg:height="0.65cm" svg:x="15.8cm" svg:y="26.3cm">
          <draw:text-box>
            <text:p>FL1-6</text:p>
          </draw:text-box>
        </draw:frame>
        <draw:frame draw:style-name="gr17" draw:layer="壁体名称" svg:width="2.1cm" svg:height="0.65cm" svg:x="12.5cm" svg:y="28.9cm">
          <draw:text-box>
            <text:p>FL1-7</text:p>
          </draw:text-box>
        </draw:frame>
        <draw:frame draw:style-name="gr17" draw:layer="壁体名称" svg:width="2.1cm" svg:height="0.65cm" svg:x="21.2cm" svg:y="33.95cm">
          <draw:text-box>
            <text:p>FL1-8</text:p>
          </draw:text-box>
        </draw:frame>
        <draw:frame draw:style-name="gr24" draw:layer="壁体名称" svg:width="2.1cm" svg:height="0.65cm" svg:x="14.1cm" svg:y="15.15cm">
          <draw:text-box>
            <text:p>IW2-1</text:p>
          </draw:text-box>
        </draw:frame>
        <draw:frame draw:style-name="gr24" draw:layer="壁体名称" svg:width="2.1cm" svg:height="0.65cm" svg:x="7.8cm" svg:y="9.55cm">
          <draw:text-box>
            <text:p>IW2-2</text:p>
          </draw:text-box>
        </draw:frame>
        <draw:frame draw:style-name="gr24" draw:layer="壁体名称" svg:width="2.1cm" svg:height="0.65cm" svg:x="19.7cm" svg:y="13.3cm">
          <draw:text-box>
            <text:p>IW2-3</text:p>
          </draw:text-box>
        </draw:frame>
        <draw:frame draw:style-name="gr24" draw:layer="壁体名称" svg:width="2.1cm" svg:height="0.65cm" svg:x="18.8cm" svg:y="11.65cm">
          <draw:text-box>
            <text:p>IW2-4</text:p>
          </draw:text-box>
        </draw:frame>
        <draw:frame draw:style-name="gr24" draw:layer="壁体名称" svg:width="2.1cm" svg:height="0.65cm" svg:x="17.7cm" svg:y="10.55cm">
          <draw:text-box>
            <text:p>IW2-5</text:p>
          </draw:text-box>
        </draw:frame>
        <draw:frame draw:style-name="gr24" draw:layer="壁体名称" svg:width="2.1cm" svg:height="0.65cm" svg:x="17.5cm" svg:y="6.3cm">
          <draw:text-box>
            <text:p>IW2-6</text:p>
          </draw:text-box>
        </draw:frame>
        <draw:frame draw:style-name="gr24" draw:layer="壁体名称" svg:width="2.1cm" svg:height="0.65cm" svg:x="13.3cm" svg:y="5.1cm">
          <draw:text-box>
            <text:p>IW2-7</text:p>
          </draw:text-box>
        </draw:frame>
        <draw:frame draw:style-name="gr24" draw:layer="壁体名称" svg:width="2.1cm" svg:height="0.65cm" svg:x="10.5cm" svg:y="5.6cm">
          <draw:text-box>
            <text:p>IW2-8</text:p>
          </draw:text-box>
        </draw:frame>
        <draw:frame draw:style-name="gr24" draw:layer="壁体名称" svg:width="2.1cm" svg:height="0.65cm" svg:x="13.8cm" svg:y="7.55cm">
          <draw:text-box>
            <text:p>IW2-9</text:p>
          </draw:text-box>
        </draw:frame>
        <draw:frame draw:style-name="gr24" draw:layer="壁体名称" svg:width="2.1cm" svg:height="0.65cm" svg:x="13.5cm" svg:y="9.75cm">
          <draw:text-box>
            <text:p>IW2-10</text:p>
          </draw:text-box>
        </draw:frame>
        <draw:frame draw:style-name="gr24" draw:layer="壁体名称" svg:width="2.1cm" svg:height="0.65cm" svg:x="15.8cm" svg:y="10.55cm">
          <draw:text-box>
            <text:p>IW2-11</text:p>
          </draw:text-box>
        </draw:frame>
        <draw:frame draw:style-name="gr22" draw:layer="壁体名称" svg:width="2.1cm" svg:height="0.65cm" svg:x="7.6cm" svg:y="37.65cm">
          <draw:text-box>
            <text:p>WI1-1</text:p>
          </draw:text-box>
        </draw:frame>
        <draw:frame draw:style-name="gr22" draw:layer="壁体名称" svg:width="2.1cm" svg:height="0.65cm" svg:x="12.9cm" svg:y="37.65cm">
          <draw:text-box>
            <text:p>WI1-2</text:p>
          </draw:text-box>
        </draw:frame>
        <draw:frame draw:style-name="gr22" draw:layer="壁体名称" svg:width="2.1cm" svg:height="0.65cm" svg:x="18.7cm" svg:y="37.65cm">
          <draw:text-box>
            <text:p>WI1-3</text:p>
          </draw:text-box>
        </draw:frame>
        <draw:frame draw:style-name="gr22" draw:layer="壁体名称" svg:width="2.1cm" svg:height="0.65cm" svg:x="21.4cm" svg:y="29.1cm">
          <draw:text-box>
            <text:p>WI1-4</text:p>
          </draw:text-box>
        </draw:frame>
        <draw:frame draw:style-name="gr22" draw:layer="壁体名称" svg:width="2.1cm" svg:height="0.65cm" svg:x="20.3cm" svg:y="24.1cm">
          <draw:text-box>
            <text:p>WI1-5</text:p>
          </draw:text-box>
        </draw:frame>
        <draw:frame draw:style-name="gr22" draw:layer="壁体名称" svg:width="2.1cm" svg:height="0.65cm" svg:x="15.9cm" svg:y="23.9cm">
          <draw:text-box>
            <text:p>WI1-6</text:p>
          </draw:text-box>
        </draw:frame>
        <draw:frame draw:style-name="gr22" draw:layer="壁体名称" svg:width="2.1cm" svg:height="0.65cm" svg:x="5.8cm" svg:y="32.25cm">
          <draw:text-box>
            <text:p>WI1-8</text:p>
          </draw:text-box>
        </draw:frame>
        <draw:frame draw:style-name="gr22" draw:layer="壁体名称" svg:width="2.1cm" svg:height="0.65cm" svg:x="5.8cm" svg:y="27.75cm">
          <draw:text-box>
            <text:p>WI1-7</text:p>
          </draw:text-box>
        </draw:frame>
        <draw:frame draw:style-name="gr22" draw:layer="壁体名称" svg:width="2.1cm" svg:height="0.65cm" svg:x="5.8cm" svg:y="35.75cm">
          <draw:text-box>
            <text:p>WI1-9</text:p>
          </draw:text-box>
        </draw:frame>
        <draw:frame draw:style-name="gr21" draw:layer="壁体名称" svg:width="2.1cm" svg:height="0.353cm" svg:x="10.1cm" svg:y="38.847cm">
          <draw:text-box>
            <text:p>EW1-1</text:p>
          </draw:text-box>
        </draw:frame>
        <draw:frame draw:style-name="gr21" draw:layer="壁体名称" svg:width="2.1cm" svg:height="0.353cm" svg:x="18.5cm" svg:y="38.847cm">
          <draw:text-box>
            <text:p>EW1-2</text:p>
          </draw:text-box>
        </draw:frame>
        <draw:frame draw:style-name="gr21" draw:layer="壁体名称" svg:width="2.1cm" svg:height="0.353cm" svg:x="22.9cm" svg:y="36.347cm">
          <draw:text-box>
            <text:p>EW1-3</text:p>
          </draw:text-box>
        </draw:frame>
        <draw:frame draw:style-name="gr21" draw:layer="壁体名称" svg:width="2.1cm" svg:height="0.353cm" svg:x="22.9cm" svg:y="33.347cm">
          <draw:text-box>
            <text:p>EW1-4</text:p>
          </draw:text-box>
        </draw:frame>
        <draw:frame draw:style-name="gr21" draw:layer="壁体名称" svg:width="2.1cm" svg:height="0.353cm" svg:x="22.9cm" svg:y="28.3cm">
          <draw:text-box>
            <text:p>EW1-5</text:p>
          </draw:text-box>
        </draw:frame>
        <draw:frame draw:style-name="gr21" draw:layer="壁体名称" svg:width="2.1cm" svg:height="0.353cm" svg:x="22.9cm" svg:y="26.5cm">
          <draw:text-box>
            <text:p>EW1-6</text:p>
          </draw:text-box>
        </draw:frame>
        <draw:frame draw:style-name="gr21" draw:layer="壁体名称" svg:width="2.1cm" svg:height="0.353cm" svg:x="18.5cm" svg:y="23.3cm">
          <draw:text-box>
            <text:p>EW1-7</text:p>
          </draw:text-box>
        </draw:frame>
        <draw:frame draw:style-name="gr21" draw:layer="壁体名称" svg:width="2.1cm" svg:height="0.353cm" svg:x="16cm" svg:y="23.301cm">
          <draw:text-box>
            <text:p>EW1-8</text:p>
          </draw:text-box>
        </draw:frame>
        <draw:frame draw:style-name="gr21" draw:layer="壁体名称" svg:width="2.1cm" svg:height="0.353cm" svg:x="11.1cm" svg:y="23.302cm">
          <draw:text-box>
            <text:p>EW1-10</text:p>
          </draw:text-box>
        </draw:frame>
        <draw:frame draw:style-name="gr21" draw:layer="壁体名称" svg:width="2.1cm" svg:height="0.353cm" svg:x="6.1cm" svg:y="23.303cm">
          <draw:text-box>
            <text:p>EW1-11</text:p>
          </draw:text-box>
        </draw:frame>
        <draw:frame draw:style-name="gr21" draw:layer="壁体名称" svg:width="2.1cm" svg:height="0.353cm" svg:x="3.9cm" svg:y="25.447cm">
          <draw:text-box>
            <text:p>EW1-12</text:p>
          </draw:text-box>
        </draw:frame>
        <draw:frame draw:style-name="gr21" draw:layer="壁体名称" svg:width="2.1cm" svg:height="0.353cm" svg:x="3.9cm" svg:y="34.347cm">
          <draw:text-box>
            <text:p>EW1-13</text:p>
          </draw:text-box>
        </draw:frame>
        <draw:frame draw:style-name="gr24" draw:layer="壁体名称" svg:width="2.1cm" svg:height="0.65cm" svg:x="14.1cm" svg:y="34.55cm">
          <draw:text-box>
            <text:p>IW1-1</text:p>
          </draw:text-box>
        </draw:frame>
        <draw:frame draw:style-name="gr24" draw:layer="壁体名称" svg:width="2.1cm" svg:height="0.65cm" svg:x="20.7cm" svg:y="34.95cm">
          <draw:text-box>
            <text:p>IW1-2</text:p>
          </draw:text-box>
        </draw:frame>
        <draw:frame draw:style-name="gr24" draw:layer="壁体名称" svg:width="2.1cm" svg:height="0.65cm" svg:x="12.7cm" svg:y="11cm">
          <draw:text-box>
            <text:p>IW2-12</text:p>
          </draw:text-box>
        </draw:frame>
        <draw:frame draw:style-name="gr24" draw:layer="壁体名称" svg:width="2.1cm" svg:height="0.65cm" svg:x="16.1cm" svg:y="31.4cm">
          <draw:text-box>
            <text:p>IW1-3</text:p>
          </draw:text-box>
        </draw:frame>
        <draw:frame draw:style-name="gr24" draw:layer="壁体名称" svg:width="2.1cm" svg:height="0.65cm" svg:x="19.4cm" svg:y="31.4cm">
          <draw:text-box>
            <text:p>IW1-4</text:p>
          </draw:text-box>
        </draw:frame>
        <draw:frame draw:style-name="gr24" draw:layer="壁体名称" svg:width="2.1cm" svg:height="0.65cm" svg:x="21.3cm" svg:y="31.4cm">
          <draw:text-box>
            <text:p>IW1-5</text:p>
          </draw:text-box>
        </draw:frame>
        <draw:frame draw:style-name="gr24" draw:layer="壁体名称" svg:width="2.1cm" svg:height="0.65cm" svg:x="17.8cm" svg:y="29cm">
          <draw:text-box>
            <text:p>IW1-6</text:p>
          </draw:text-box>
        </draw:frame>
        <draw:frame draw:style-name="gr24" draw:layer="壁体名称" svg:width="2.1cm" svg:height="0.65cm" svg:x="20.1cm" svg:y="26.8cm">
          <draw:text-box>
            <text:p>IW1-7</text:p>
          </draw:text-box>
        </draw:frame>
        <draw:frame draw:style-name="gr24" draw:layer="壁体名称" svg:width="2.1cm" svg:height="0.65cm" svg:x="17.7cm" svg:y="26.8cm">
          <draw:text-box>
            <text:p>IW1-8</text:p>
          </draw:text-box>
        </draw:frame>
        <draw:frame draw:style-name="gr24" draw:layer="壁体名称" svg:width="2.1cm" svg:height="0.65cm" svg:x="17.5cm" svg:y="25.05cm">
          <draw:text-box>
            <text:p>IW1-9</text:p>
          </draw:text-box>
        </draw:frame>
        <draw:frame draw:style-name="gr24" draw:layer="壁体名称" svg:width="2.1cm" svg:height="0.65cm" svg:x="12.3cm" svg:y="27.35cm">
          <draw:text-box>
            <text:p>IW1-10</text:p>
          </draw:text-box>
        </draw:frame>
        <draw:frame draw:style-name="gr24" draw:layer="壁体名称" svg:width="2.1cm" svg:height="0.65cm" svg:x="8.7cm" svg:y="25.7cm">
          <draw:text-box>
            <text:p>IW1-11</text:p>
          </draw:text-box>
        </draw:frame>
        <draw:frame draw:style-name="gr24" draw:layer="壁体名称" svg:width="2.1cm" svg:height="0.65cm" svg:x="11.4cm" svg:y="30.5cm">
          <draw:text-box>
            <text:p>IW1-12</text:p>
          </draw:text-box>
        </draw:frame>
        <draw:frame draw:style-name="gr19" draw:layer="壁体名称" svg:width="2.1cm" svg:height="0.65cm" svg:x="10cm" svg:y="19.15cm">
          <draw:text-box>
            <text:p>EW2-1</text:p>
          </draw:text-box>
        </draw:frame>
        <draw:frame draw:style-name="gr19" draw:layer="壁体名称" svg:width="2.1cm" svg:height="0.65cm" svg:x="18.5cm" svg:y="19.15cm">
          <draw:text-box>
            <text:p>EW2-2</text:p>
          </draw:text-box>
        </draw:frame>
        <draw:frame draw:style-name="gr24" draw:layer="壁体名称" svg:width="2.1cm" svg:height="0.65cm" svg:x="12.1cm" svg:y="7.55cm">
          <draw:text-box>
            <text:p>IW2-13</text:p>
          </draw:text-box>
        </draw:frame>
        <draw:frame draw:style-name="gr24" draw:layer="壁体名称" svg:width="2.1cm" svg:height="0.65cm" svg:x="15.9cm" svg:y="27.7cm">
          <draw:text-box>
            <text:p>IW1-13</text:p>
          </draw:text-box>
        </draw:frame>
        <draw:frame draw:style-name="gr25" draw:layer="壁体名称" svg:width="2.1cm" svg:height="0.65cm" svg:x="9.5cm" svg:y="29.15cm">
          <draw:text-box>
            <text:p>DR1-8</text:p>
          </draw:text-box>
        </draw:frame>
        <draw:frame draw:style-name="gr25" draw:layer="壁体名称" svg:width="2.1cm" svg:height="0.65cm" svg:x="19.9cm" svg:y="32.9cm">
          <draw:text-box>
            <text:p>DR1-9</text:p>
          </draw:text-box>
        </draw:frame>
        <draw:frame draw:style-name="gr25" draw:layer="壁体名称" svg:width="2.1cm" svg:height="0.65cm" svg:x="19.4cm" svg:y="27.7cm">
          <draw:text-box>
            <text:p>DR1-3</text:p>
          </draw:text-box>
        </draw:frame>
        <draw:frame draw:style-name="gr25" draw:layer="壁体名称" svg:width="2.1cm" svg:height="0.65cm" svg:x="17.7cm" svg:y="27.35cm">
          <draw:text-box>
            <text:p>DR1-4</text:p>
          </draw:text-box>
        </draw:frame>
        <draw:frame draw:style-name="gr25" draw:layer="壁体名称" svg:width="2.1cm" svg:height="0.65cm" svg:x="15.9cm" svg:y="27.1cm">
          <draw:text-box>
            <text:p>DR1-5</text:p>
          </draw:text-box>
        </draw:frame>
        <draw:frame draw:style-name="gr25" draw:layer="壁体名称" svg:width="2.1cm" svg:height="0.65cm" svg:x="8.6cm" svg:y="12.3cm">
          <draw:text-box>
            <text:p>DR2-1</text:p>
          </draw:text-box>
        </draw:frame>
        <draw:frame draw:style-name="gr25" draw:layer="壁体名称" svg:width="2.1cm" svg:height="0.65cm" svg:x="13cm" svg:y="10.25cm">
          <draw:text-box>
            <text:p>DR2-2</text:p>
          </draw:text-box>
        </draw:frame>
        <draw:frame draw:style-name="gr25" draw:layer="壁体名称" svg:width="2.1cm" svg:height="0.65cm" svg:x="17.7cm" svg:y="13cm">
          <draw:text-box>
            <text:p>DR2-3</text:p>
          </draw:text-box>
        </draw:frame>
        <draw:frame draw:style-name="gr25" draw:layer="壁体名称" svg:width="2.1cm" svg:height="0.65cm" svg:x="20.4cm" svg:y="10.55cm">
          <draw:text-box>
            <text:p>DR2-4</text:p>
          </draw:text-box>
        </draw:frame>
        <draw:frame draw:style-name="gr25" draw:layer="壁体名称" svg:width="2.1cm" svg:height="0.65cm" svg:x="16.8cm" svg:y="9.6cm">
          <draw:text-box>
            <text:p>DR2-5</text:p>
          </draw:text-box>
        </draw:frame>
        <draw:frame draw:style-name="gr25" draw:layer="壁体名称" svg:width="2.1cm" svg:height="0.65cm" svg:x="11.3cm" svg:y="9.25cm">
          <draw:text-box>
            <text:p>DR2-6</text:p>
          </draw:text-box>
        </draw:frame>
        <draw:frame draw:style-name="gr25" draw:layer="壁体名称" svg:width="2.1cm" svg:height="0.65cm" svg:x="12.1cm" svg:y="7.1cm">
          <draw:text-box>
            <text:p>DR2-7</text:p>
          </draw:text-box>
        </draw:frame>
        <draw:frame draw:style-name="gr25" draw:layer="壁体名称" svg:width="2.1cm" svg:height="0.65cm" svg:x="13.9cm" svg:y="30cm">
          <draw:text-box>
            <text:p>DR1-6</text:p>
          </draw:text-box>
        </draw:frame>
        <draw:frame draw:style-name="gr25" draw:layer="壁体名称" svg:width="2.1cm" svg:height="0.65cm" svg:x="17.6cm" svg:y="30.8cm">
          <draw:text-box>
            <text:p>DR1-7</text:p>
          </draw:text-box>
        </draw:frame>
        <draw:frame draw:style-name="gr25" draw:layer="壁体名称" svg:width="2.1cm" svg:height="0.65cm" svg:x="11.4cm" svg:y="23.75cm">
          <draw:text-box>
            <text:p>DR1-1</text:p>
          </draw:text-box>
        </draw:frame>
        <draw:frame draw:style-name="gr25" draw:layer="壁体名称" svg:width="2.1cm" svg:height="0.65cm" svg:x="7.7cm" svg:y="23.75cm">
          <draw:text-box>
            <text:p>DR1-2</text:p>
          </draw:text-box>
        </draw:frame>
        <draw:frame draw:style-name="gr21" draw:layer="壁体名称" svg:width="2.1cm" svg:height="0.353cm" svg:x="14.1cm" svg:y="23.302cm">
          <draw:text-box>
            <text:p>EW1-9</text:p>
          </draw:text-box>
        </draw:frame>
        <draw:frame draw:style-name="gr24" draw:layer="壁体名称" svg:width="2.1cm" svg:height="0.65cm" svg:x="16.1cm" svg:y="8.9cm">
          <draw:text-box>
            <text:p>IW2-14</text:p>
          </draw:text-box>
        </draw:frame>
        <draw:frame draw:style-name="gr25" draw:layer="壁体名称" svg:width="2.1cm" svg:height="0.65cm" svg:x="15.9cm" svg:y="11.1cm">
          <draw:text-box>
            <text:p>DR2-8</text:p>
          </draw:text-box>
        </draw:frame>
        <draw:frame draw:style-name="gr24" draw:layer="壁体名称" svg:width="2.1cm" svg:height="0.65cm" svg:x="16cm" svg:y="12.5cm">
          <draw:text-box>
            <text:p>IW2-15</text:p>
          </draw:text-box>
        </draw:frame>
        <draw:custom-shape draw:style-name="gr26" draw:text-style-name="P1" draw:layer="換気" svg:width="0.7cm" svg:height="1.7cm" svg:x="18.4cm" svg:y="30.5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svg:x="14.8cm" svg:y="29.7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svg:x="18.2cm" svg:y="26.6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3.1415926535892) translate (20.8cm 28.4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svg:x="16.5cm" svg:y="26.6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1.5707963267946) translate (22.2cm 37.1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-1.57079632679579) translate (7cm 37.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1.5707963267946) translate (5cm 25.3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svg:x="12.9cm" svg:y="2.6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-1.57079632679579) translate (24.3cm 28.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layer="換気" svg:width="1.6cm" svg:height="0.575cm" svg:x="17.2cm" svg:y="23.225cm">
          <draw:text-box>
            <text:p>38CMH</text:p>
          </draw:text-box>
        </draw:frame>
        <draw:frame draw:style-name="gr27" draw:layer="換気" svg:width="1.6cm" svg:height="0.575cm" svg:x="23.2cm" svg:y="27.6cm">
          <draw:text-box>
            <text:p>39CMH</text:p>
          </draw:text-box>
        </draw:frame>
        <draw:frame draw:style-name="gr27" draw:layer="換気" svg:width="1.6cm" svg:height="0.705cm" svg:x="4cm" svg:y="25.26cm">
          <draw:text-box>
            <text:p>200～400CMH</text:p>
          </draw:text-box>
        </draw:frame>
        <draw:frame draw:style-name="gr27" draw:layer="換気" svg:width="1.6cm" svg:height="0.575cm" svg:x="16.1cm" svg:y="28.3cm">
          <draw:text-box>
            <text:p>38CMH</text:p>
          </draw:text-box>
        </draw:frame>
        <draw:frame draw:style-name="gr27" draw:layer="換気" svg:width="1.6cm" svg:height="0.575cm" svg:x="4.2cm" svg:y="37.7cm">
          <draw:text-box>
            <text:p>25CMH</text:p>
          </draw:text-box>
        </draw:frame>
        <draw:frame draw:style-name="gr27" draw:layer="換気" svg:width="1.6cm" svg:height="0.575cm" svg:x="23.2cm" svg:y="37cm">
          <draw:text-box>
            <text:p>16CMH</text:p>
          </draw:text-box>
        </draw:frame>
        <draw:custom-shape draw:style-name="gr26" draw:text-style-name="P1" draw:layer="換気" svg:width="0.7cm" svg:height="1.7cm" draw:transform="rotate (-1.57079632679579) translate (7cm 9.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-1.57079632679579) translate (7cm 17.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1.5707963267946) translate (22.2cm 17.9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3.1415926535892) translate (17.2cm 4.9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layer="換気" svg:width="1.6cm" svg:height="0.575cm" svg:x="4cm" svg:y="17.065cm">
          <draw:text-box>
            <text:p>25CMH</text:p>
          </draw:text-box>
        </draw:frame>
        <draw:frame draw:style-name="gr27" draw:layer="換気" svg:width="1.6cm" svg:height="0.575cm" svg:x="4cm" svg:y="8.625cm">
          <draw:text-box>
            <text:p>13CMH</text:p>
          </draw:text-box>
        </draw:frame>
        <draw:frame draw:style-name="gr27" draw:layer="換気" svg:width="1.6cm" svg:height="0.575cm" svg:x="23.5cm" svg:y="5.225cm">
          <draw:text-box>
            <text:p>12CMH</text:p>
          </draw:text-box>
        </draw:frame>
        <draw:frame draw:style-name="gr27" draw:layer="換気" svg:width="1.6cm" svg:height="0.575cm" svg:x="23.5cm" svg:y="16.625cm">
          <draw:text-box>
            <text:p>16CMH</text:p>
          </draw:text-box>
        </draw:frame>
        <draw:custom-shape draw:style-name="gr26" draw:text-style-name="P1" draw:layer="換気" svg:width="0.7cm" svg:height="1.7cm" svg:x="16.5cm" svg:y="22.4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layer="換気" svg:width="1.6cm" svg:height="0.575cm" svg:x="15.6cm" svg:y="2.625cm">
          <draw:text-box>
            <text:p>12CMH</text:p>
          </draw:text-box>
        </draw:frame>
        <draw:custom-shape draw:style-name="gr26" draw:text-style-name="P1" draw:layer="換気" svg:width="0.7cm" svg:height="1.7cm" draw:transform="rotate (1.5707963267946) translate (17.3cm 9.8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svg:x="16.5cm" svg:y="10.5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svg:x="13.7cm" svg:y="9.6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-1.57079632679579) translate (13.1cm 9.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svg:x="12.8cm" svg:y="6.4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換気" svg:width="0.7cm" svg:height="1.7cm" draw:transform="rotate (3.1415926535892) translate (9.2cm 24.9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layer="換気" svg:width="1.6cm" svg:height="0.575cm" svg:x="7.7cm" svg:y="22.625cm">
          <draw:text-box>
            <text:p>9CMH</text:p>
          </draw:text-box>
        </draw:frame>
        <draw:custom-shape draw:style-name="gr26" draw:text-style-name="P1" draw:layer="換気" svg:width="0.7cm" svg:height="1.7cm" draw:transform="rotate (-1.57079632679579) translate (11.7cm 2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layer="換気" svg:width="1.6cm" svg:height="0.575cm" svg:x="13.8cm" svg:y="31.7cm">
          <draw:text-box>
            <text:p>25CMH</text:p>
          </draw:text-box>
        </draw:frame>
        <draw:frame draw:style-name="gr27" draw:layer="換気" svg:width="1.6cm" svg:height="0.575cm" svg:x="9cm" svg:y="28.625cm">
          <draw:text-box>
            <text:p>9CMH</text:p>
          </draw:text-box>
        </draw:frame>
        <draw:frame draw:style-name="gr27" draw:layer="換気" svg:width="1.6cm" svg:height="0.575cm" svg:x="18.1cm" svg:y="32.525cm">
          <draw:text-box>
            <text:p>16CMH</text:p>
          </draw:text-box>
        </draw:frame>
        <draw:frame draw:style-name="gr27" draw:layer="換気" svg:width="1.6cm" svg:height="0.575cm" svg:x="17.9cm" svg:y="28.325cm">
          <draw:text-box>
            <text:p>29CMH</text:p>
          </draw:text-box>
        </draw:frame>
        <draw:frame draw:style-name="gr27" draw:layer="換気" svg:width="1.6cm" svg:height="0.575cm" svg:x="19.7cm" svg:y="26.025cm">
          <draw:text-box>
            <text:p>39CMH</text:p>
          </draw:text-box>
        </draw:frame>
        <draw:frame draw:style-name="gr27" draw:layer="換気" svg:width="1.6cm" svg:height="0.575cm" svg:x="16.3cm" svg:y="12.425cm">
          <draw:text-box>
            <text:p>16CMH</text:p>
          </draw:text-box>
        </draw:frame>
        <draw:frame draw:style-name="gr27" draw:layer="換気" svg:width="1.6cm" svg:height="0.575cm" svg:x="13.9cm" svg:y="11.425cm">
          <draw:text-box>
            <text:p>25CMH</text:p>
          </draw:text-box>
        </draw:frame>
        <draw:frame draw:style-name="gr27" draw:layer="換気" svg:width="1.6cm" svg:height="0.575cm" svg:x="17.8cm" svg:y="9.725cm">
          <draw:text-box>
            <text:p>12CMH</text:p>
          </draw:text-box>
        </draw:frame>
        <draw:frame draw:style-name="gr27" draw:layer="換気" svg:width="1.6cm" svg:height="0.575cm" svg:x="11.2cm" svg:y="8.7cm">
          <draw:text-box>
            <text:p>13CMH</text:p>
          </draw:text-box>
        </draw:frame>
        <draw:frame draw:style-name="gr27" draw:layer="換気" svg:width="1.6cm" svg:height="0.575cm" svg:x="13.7cm" svg:y="7.8cm">
          <draw:text-box>
            <text:p>78CMH</text:p>
          </draw:text-box>
        </draw:frame>
        <draw:custom-shape draw:style-name="gr26" draw:text-style-name="P1" draw:layer="換気" svg:width="0.7cm" svg:height="1.7cm" draw:transform="rotate (3.1415926535892) translate (13cm 24.9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layer="換気" svg:width="1.6cm" svg:height="0.575cm" svg:x="11.6cm" svg:y="22.626cm">
          <draw:text-box>
            <text:p>17CMH</text:p>
          </draw:text-box>
        </draw:frame>
        <draw:custom-shape draw:style-name="gr26" draw:text-style-name="P1" draw:layer="換気" svg:width="0.7cm" svg:height="1.7cm" draw:transform="rotate (3.1415926535892) translate (20.7cm 24.9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layer="換気" svg:width="1.6cm" svg:height="0.575cm" svg:x="19.6cm" svg:y="22.627cm">
          <draw:text-box>
            <text:p>10CMH</text:p>
          </draw:text-box>
        </draw:frame>
        <draw:custom-shape draw:style-name="gr26" draw:text-style-name="P1" draw:layer="ゾーン" svg:width="0.7cm" svg:height="1.7cm" draw:transform="rotate (1.5707963267946) translate (22.2cm 5.2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layer="換気" svg:width="1.6cm" svg:height="0.575cm" svg:x="11.1cm" svg:y="3.002cm">
          <draw:text-box>
            <text:p>78CM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.01cm" svg:stroke-color="#000000" draw:marker-start-width="0.32cm" draw:marker-start-center="false" draw:marker-end-width="0.3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 style:font-family-asian="IPAゴシック" style:font-style-name-asian="標準" style:font-family-generic-asian="modern" style:font-pitch-asian="fixed" style:font-size-asian="12pt"/>
    </style:style>
    <style:style style:name="断面線" style:family="graphic" style:parent-style-name="standard">
      <style:graphic-properties svg:stroke-width="0.05cm" draw:marker-start-width="0.39cm" draw:marker-end-width="0.39cm" draw:stroke-linejoin="miter"/>
    </style:style>
    <style:style style:name="その他点線" style:family="graphic">
      <style:graphic-properties draw:stroke="dash" draw:stroke-dash="Ultrafine_20_Dashed" svg:stroke-width="0.01cm" draw:marker-start-width="0.34cm" draw:marker-end-width="0.34cm"/>
    </style:style>
    <style:style style:name="一般" style:family="graphic">
      <style:graphic-properties draw:stroke="solid" draw:fill="none" draw:fill-image-width="0cm" draw:fill-image-height="0cm"/>
    </style:style>
    <style:style style:name="外壁" style:family="graphic" style:parent-style-name="standard">
      <style:graphic-properties draw:stroke="none" draw:fill="none" draw:fill-image-width="0cm" draw:fill-image-height="0cm" draw:textarea-vertical-align="middle" fo:padding-top="0cm" fo:padding-bottom="0cm" fo:padding-left="0cm" fo:padding-right="0cm"/>
      <style:paragraph-properties fo:text-align="center">
        <style:tab-stops/>
      </style:paragraph-properties>
      <style:text-properties fo:color="#800000" fo:font-size="9pt" style:font-family-asian="IPAゴシック" style:font-style-name-asian="標準" style:font-family-generic-asian="modern" style:font-pitch-asian="fixed" style:font-size-asian="9pt"/>
    </style:style>
    <style:style style:name="窓" style:family="graphic">
      <style:graphic-properties draw:stroke="none" draw:fill="none" draw:fill-image-width="0cm" draw:fill-image-height="0cm" draw:textarea-vertical-align="middle"/>
      <style:paragraph-properties fo:text-align="center"/>
      <style:text-properties fo:color="#0000ff" fo:font-family="Arial" style:font-style-name="標準" style:font-family-generic="swiss" style:font-pitch="variable" fo:font-size="9pt" style:font-family-asian="IPAゴシック" style:font-style-name-asian="標準" style:font-family-generic-asian="modern" style:font-pitch-asian="fixed" style:font-size-asian="9pt"/>
    </style:style>
    <style:style style:name="床" style:family="graphic">
      <style:graphic-properties draw:stroke="none" draw:fill="none" draw:fill-image-width="0cm" draw:fill-image-height="0cm" draw:textarea-vertical-align="middle"/>
      <style:paragraph-properties fo:text-align="center"/>
      <style:text-properties fo:color="#008000" fo:font-family="Arial" style:font-style-name="標準" style:font-family-generic="swiss" style:font-pitch="variable" fo:font-size="9pt" style:font-family-asian="IPAゴシック" style:font-style-name-asian="標準" style:font-family-generic-asian="modern" style:font-pitch-asian="fixed" style:font-size-asian="9pt"/>
    </style:style>
    <style:style style:name="長い点線" style:family="graphic" style:parent-style-name="その他点線">
      <style:graphic-properties draw:stroke-dash="Fine_20_Dashed"/>
    </style:style>
    <style:style style:name="ゾーン" style:family="graphic" style:parent-style-name="standard">
      <style:graphic-properties draw:stroke="dash" draw:stroke-dash="Ultrafine_20_Dashed" svg:stroke-width="0.05cm" svg:stroke-color="#ff3333" draw:marker-start-width="0.39cm" draw:marker-end-width="0.39cm" draw:fill-color="#ffff00" draw:opacity="20%" draw:fill-image-width="0cm" draw:fill-image-height="0cm" draw:textarea-vertical-align="middle" fo:padding-top="0cm" fo:padding-bottom="0cm" fo:padding-left="0cm" fo:padding-right="0cm" draw:shadow-opacity="20%"/>
      <style:paragraph-properties fo:text-align="center"/>
      <style:text-properties fo:color="#ff0000" fo:font-size="12pt" style:text-underline-style="solid" style:text-underline-width="auto" style:text-underline-color="font-color" style:font-family-asian="IPAゴシック" style:font-style-name-asian="標準" style:font-family-generic-asian="modern" style:font-pitch-asian="fixed" style:font-size-asian="12pt"/>
    </style:style>
    <style:style style:name="数値" style:family="graphic" style:parent-style-name="measure">
      <style:graphic-properties draw:stroke="none" draw:fill-image-width="0cm" draw:fill-image-height="0cm" draw:textarea-vertical-align="middle" fo:padding-top="0cm" fo:padding-bottom="0cm" fo:padding-left="0cm" fo:padding-right="0cm"/>
      <style:paragraph-properties fo:text-align="center"/>
    </style:style>
    <style:style style:name="天井" style:family="graphic" style:parent-style-name="床">
      <style:text-properties fo:color="#800080"/>
    </style:style>
    <style:style style:name="内壁" style:family="graphic" style:parent-style-name="外壁">
      <style:text-properties fo:color="#dc2300"/>
    </style:style>
    <style:style style:name="扉" style:family="graphic" style:parent-style-name="床">
      <style:text-properties fo:color="#004a4a"/>
    </style:style>
    <style:style style:name="換気経路" style:family="graphic" style:parent-style-name="一般">
      <style:graphic-properties svg:stroke-width="0.03cm" svg:stroke-color="#0000ff" draw:marker-start-width="0.25cm" draw:marker-end-width="0.25cm" draw:fill="gradient" draw:fill-gradient-name="Gradient_20_7"/>
    </style:style>
    <style:style style:name="換気量" style:family="graphic" style:parent-style-name="窓"/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壁体名称"/>
      <draw:layer draw:name="ゾーン"/>
      <draw:layer draw:name="換気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16H00M02S</meta:editing-duration>
    <meta:editing-cycles>125</meta:editing-cycles>
    <meta:generator>OpenOffice.org/3.2$Win32 OpenOffice.org_project/320m18$Build-9502</meta:generator>
    <dc:date>2010-08-08T21:33:28.23</dc:date>
    <meta:document-statistic meta:object-count="715"/>
  </office:meta>
</office:document-meta>
</file>